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1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M10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New Cases</text:p>
          </table:table-cell>
          <table:table-cell table:style-name="ce2" office:value-type="string" calcext:value-type="string">
            <text:p>New Deaths</text:p>
          </table:table-cell>
          <table:table-cell table:style-name="ce2" office:value-type="string" calcext:value-type="string">
            <text:p>retail_and_recreation_mob</text:p>
          </table:table-cell>
          <table:table-cell table:style-name="ce2" office:value-type="string" calcext:value-type="string">
            <text:p>grocery_and_pharmacy_mob</text:p>
          </table:table-cell>
          <table:table-cell table:style-name="ce2" office:value-type="string" calcext:value-type="string">
            <text:p>parks_percent_mob</text:p>
          </table:table-cell>
          <table:table-cell table:style-name="ce2" office:value-type="string" calcext:value-type="string">
            <text:p>transit_stations_mob</text:p>
          </table:table-cell>
          <table:table-cell table:style-name="ce2" office:value-type="string" calcext:value-type="string">
            <text:p>workplaces_mob</text:p>
          </table:table-cell>
          <table:table-cell table:style-name="ce2" office:value-type="string" calcext:value-type="string">
            <text:p>residential_mob</text:p>
          </table:table-cell>
          <table:table-cell table:style-name="ce2" office:value-type="string" calcext:value-type="string">
            <text:p>avg_mob</text:p>
          </table:table-cell>
        </table:table-row>
        <table:table-row table:style-name="ro1">
          <table:table-cell table:style-name="Default" office:value-type="string" calcext:value-type="string">
            <text:p>2020-03-07</text:p>
          </table:table-cell>
          <table:table-cell office:value-type="float" office:value="38.13625" calcext:value-type="float">
            <text:p>38.136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AVERAGE([.F2:.K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office:value-type="float" office:value="27.3614583333333" calcext:value-type="float">
            <text:p>27.36145833333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3:.K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25.2855944055944" calcext:value-type="float">
            <text:p>25.28559440559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formula="of:=AVERAGE([.F4:.K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office:value-type="float" office:value="31.7879432624113" calcext:value-type="float">
            <text:p>31.7879432624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formula="of:=AVERAGE([.F5:.K5])" office:value-type="float" office:value="4.83333333333333" calcext:value-type="float">
            <text:p>4.83333333333333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office:value-type="float" office:value="30.2256028368794" calcext:value-type="float">
            <text:p>30.225602836879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formula="of:=AVERAGE([.F6:.K6])" office:value-type="float" office:value="3.66666666666667" calcext:value-type="float">
            <text:p>3.66666666666667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office:value-type="float" office:value="28.7805555555556" calcext:value-type="float">
            <text:p>28.78055555555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formula="of:=AVERAGE([.F7:.K7])"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office:value-type="float" office:value="32.3593670886076" calcext:value-type="float">
            <text:p>32.35936708860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table:formula="of:=AVERAGE([.F8:.K8])" office:value-type="float" office:value="11.1666666666667" calcext:value-type="float">
            <text:p>11.1666666666667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28.5918848167539" calcext:value-type="float">
            <text:p>28.591884816753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9:.K9])" office:value-type="float" office:value="-2.66666666666667" calcext:value-type="float">
            <text:p>-2.66666666666667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7.0910416666667" calcext:value-type="float">
            <text:p>27.091041666666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AVERAGE([.F10:.K10])" office:value-type="float" office:value="-7.5" calcext:value-type="float">
            <text:p>-7.5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8.5212631578947" calcext:value-type="float">
            <text:p>38.52126315789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office:value-type="float" office:value="-19" calcext:value-type="float">
            <text:p>-19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AVERAGE([.F11:.K11])" office:value-type="float" office:value="-6.5" calcext:value-type="float">
            <text:p>-6.5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33.5938829787234" calcext:value-type="float">
            <text:p>33.59388297872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29" calcext:value-type="float">
            <text:p>-29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formula="of:=AVERAGE([.F12:.K12])" office:value-type="float" office:value="-18.8333333333333" calcext:value-type="float">
            <text:p>-18.8333333333333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30.8932085561497" calcext:value-type="float">
            <text:p>30.893208556149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38" calcext:value-type="float">
            <text:p>-38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table:formula="of:=AVERAGE([.F13:.K13])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38.882688172043" calcext:value-type="float">
            <text:p>38.882688172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 table:formula="of:=AVERAGE([.F14:.K14])" office:value-type="float" office:value="-29.1666666666667" calcext:value-type="float">
            <text:p>-29.1666666666667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28.395" calcext:value-type="float">
            <text:p>28.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office:value-type="float" office:value="-10" calcext:value-type="float">
            <text:p>-10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formula="of:=AVERAGE([.F15:.K15])" office:value-type="float" office:value="-30.3333333333333" calcext:value-type="float">
            <text:p>-30.3333333333333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17.2004069767442" calcext:value-type="float">
            <text:p>17.200406976744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25" calcext:value-type="float">
            <text:p>-25</text:p>
          </table:table-cell>
          <table:table-cell office:value-type="float" office:value="-80" calcext:value-type="float">
            <text:p>-80</text:p>
          </table:table-cell>
          <table:table-cell office:value-type="float" office:value="-61" calcext:value-type="float">
            <text:p>-61</text:p>
          </table:table-cell>
          <table:table-cell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table:formula="of:=AVERAGE([.F16:.K16])" office:value-type="float" office:value="-43.1666666666667" calcext:value-type="float">
            <text:p>-43.1666666666667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19.6416574585635" calcext:value-type="float">
            <text:p>19.64165745856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77" calcext:value-type="float">
            <text:p>-77</text:p>
          </table:table-cell>
          <table:table-cell office:value-type="float" office:value="-32" calcext:value-type="float">
            <text:p>-32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  <table:table-cell table:formula="of:=AVERAGE([.F17:.K17])" office:value-type="float" office:value="-45.8333333333333" calcext:value-type="float">
            <text:p>-45.8333333333333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21.8578571428571" calcext:value-type="float">
            <text:p>21.857857142857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-66" calcext:value-type="float">
            <text:p>-66</text:p>
          </table:table-cell>
          <table:table-cell office:value-type="float" office:value="-18" calcext:value-type="float">
            <text:p>-18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table:formula="of:=AVERAGE([.F18:.K18])" office:value-type="float" office:value="-39.8333333333333" calcext:value-type="float">
            <text:p>-39.8333333333333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20.0448167539267" calcext:value-type="float">
            <text:p>20.044816753926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-76" calcext:value-type="float">
            <text:p>-76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25" calcext:value-type="float">
            <text:p>25</text:p>
          </table:table-cell>
          <table:table-cell table:formula="of:=AVERAGE([.F19:.K19])" office:value-type="float" office:value="-47.1666666666667" calcext:value-type="float">
            <text:p>-47.1666666666667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25.6006770833333" calcext:value-type="float">
            <text:p>25.600677083333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75" calcext:value-type="float">
            <text:p>-75</text:p>
          </table:table-cell>
          <table:table-cell office:value-type="float" office:value="-32" calcext:value-type="float">
            <text:p>-32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office:value-type="float" office:value="24" calcext:value-type="float">
            <text:p>24</text:p>
          </table:table-cell>
          <table:table-cell table:formula="of:=AVERAGE([.F20:.K20])" office:value-type="float" office:value="-46.3333333333333" calcext:value-type="float">
            <text:p>-46.3333333333333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23.3988461538462" calcext:value-type="float">
            <text:p>23.398846153846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-75" calcext:value-type="float">
            <text:p>-75</text:p>
          </table:table-cell>
          <table:table-cell office:value-type="float" office:value="-33" calcext:value-type="float">
            <text:p>-33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25" calcext:value-type="float">
            <text:p>25</text:p>
          </table:table-cell>
          <table:table-cell table:formula="of:=AVERAGE([.F21:.K21])" office:value-type="float" office:value="-45.5" calcext:value-type="float">
            <text:p>-45.5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21.3301587301587" calcext:value-type="float">
            <text:p>21.330158730158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-26" calcext:value-type="float">
            <text:p>-26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55" calcext:value-type="float">
            <text:p>-55</text:p>
          </table:table-cell>
          <table:table-cell office:value-type="float" office:value="24" calcext:value-type="float">
            <text:p>24</text:p>
          </table:table-cell>
          <table:table-cell table:formula="of:=AVERAGE([.F22:.K22])" office:value-type="float" office:value="-41.5" calcext:value-type="float">
            <text:p>-41.5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23.1805376344086" calcext:value-type="float">
            <text:p>23.180537634408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28" calcext:value-type="float">
            <text:p>-28</text:p>
          </table:table-cell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office:value-type="float" office:value="-44" calcext:value-type="float">
            <text:p>-44</text:p>
          </table:table-cell>
          <table:table-cell office:value-type="float" office:value="19" calcext:value-type="float">
            <text:p>19</text:p>
          </table:table-cell>
          <table:table-cell table:formula="of:=AVERAGE([.F23:.K23])" office:value-type="float" office:value="-43.1666666666667" calcext:value-type="float">
            <text:p>-43.1666666666667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24.9285561497326" calcext:value-type="float">
            <text:p>24.92855614973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-76" calcext:value-type="float">
            <text:p>-76</text:p>
          </table:table-cell>
          <table:table-cell office:value-type="float" office:value="-34" calcext:value-type="float">
            <text:p>-34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-40" calcext:value-type="float">
            <text:p>-40</text:p>
          </table:table-cell>
          <table:table-cell office:value-type="float" office:value="18" calcext:value-type="float">
            <text:p>18</text:p>
          </table:table-cell>
          <table:table-cell table:formula="of:=AVERAGE([.F24:.K24])"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28.3495789473684" calcext:value-type="float">
            <text:p>28.349578947368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70" calcext:value-type="float">
            <text:p>-70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2" calcext:value-type="float">
            <text:p>-52</text:p>
          </table:table-cell>
          <table:table-cell office:value-type="float" office:value="21" calcext:value-type="float">
            <text:p>21</text:p>
          </table:table-cell>
          <table:table-cell table:formula="of:=AVERAGE([.F25:.K25])" office:value-type="float" office:value="-42.8333333333333" calcext:value-type="float">
            <text:p>-42.8333333333333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24.3297752808989" calcext:value-type="float">
            <text:p>24.329775280898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-70" calcext:value-type="float">
            <text:p>-70</text:p>
          </table:table-cell>
          <table:table-cell office:value-type="float" office:value="-28" calcext:value-type="float">
            <text:p>-28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55" calcext:value-type="float">
            <text:p>-55</text:p>
          </table:table-cell>
          <table:table-cell office:value-type="float" office:value="23" calcext:value-type="float">
            <text:p>23</text:p>
          </table:table-cell>
          <table:table-cell table:formula="of:=AVERAGE([.F26:.K26])"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22.5890322580645" calcext:value-type="float">
            <text:p>22.58903225806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68" calcext:value-type="float">
            <text:p>-68</text:p>
          </table:table-cell>
          <table:table-cell office:value-type="float" office:value="-21" calcext:value-type="float">
            <text:p>-21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4" calcext:value-type="float">
            <text:p>-54</text:p>
          </table:table-cell>
          <table:table-cell office:value-type="float" office:value="22" calcext:value-type="float">
            <text:p>22</text:p>
          </table:table-cell>
          <table:table-cell table:formula="of:=AVERAGE([.F27:.K27])"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24.7958115183246" calcext:value-type="float">
            <text:p>24.795811518324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-24" calcext:value-type="float">
            <text:p>-2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53" calcext:value-type="float">
            <text:p>-53</text:p>
          </table:table-cell>
          <table:table-cell office:value-type="float" office:value="23" calcext:value-type="float">
            <text:p>23</text:p>
          </table:table-cell>
          <table:table-cell table:formula="of:=AVERAGE([.F28:.K28])" office:value-type="float" office:value="-41.5" calcext:value-type="float">
            <text:p>-41.5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28.8901047120419" calcext:value-type="float">
            <text:p>28.890104712041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-68" calcext:value-type="float">
            <text:p>-68</text:p>
          </table:table-cell>
          <table:table-cell office:value-type="float" office:value="-19" calcext:value-type="float">
            <text:p>-19</text:p>
          </table:table-cell>
          <table:table-cell office:value-type="float" office:value="-71" calcext:value-type="float">
            <text:p>-71</text:p>
          </table:table-cell>
          <table:table-cell office:value-type="float" office:value="-61" calcext:value-type="float">
            <text:p>-61</text:p>
          </table:table-cell>
          <table:table-cell office:value-type="float" office:value="-52" calcext:value-type="float">
            <text:p>-52</text:p>
          </table:table-cell>
          <table:table-cell office:value-type="float" office:value="23" calcext:value-type="float">
            <text:p>23</text:p>
          </table:table-cell>
          <table:table-cell table:formula="of:=AVERAGE([.F29:.K29])" office:value-type="float" office:value="-41.3333333333333" calcext:value-type="float">
            <text:p>-41.3333333333333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31.0624083769634" calcext:value-type="float">
            <text:p>31.06240837696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-70" calcext:value-type="float">
            <text:p>-70</text:p>
          </table:table-cell>
          <table:table-cell office:value-type="float" office:value="-17" calcext:value-type="float">
            <text:p>-17</text:p>
          </table:table-cell>
          <table:table-cell office:value-type="float" office:value="-78" calcext:value-type="float">
            <text:p>-78</text:p>
          </table:table-cell>
          <table:table-cell office:value-type="float" office:value="-57" calcext:value-type="float">
            <text:p>-57</text:p>
          </table:table-cell>
          <table:table-cell office:value-type="float" office:value="-41" calcext:value-type="float">
            <text:p>-41</text:p>
          </table:table-cell>
          <table:table-cell office:value-type="float" office:value="18" calcext:value-type="float">
            <text:p>18</text:p>
          </table:table-cell>
          <table:table-cell table:formula="of:=AVERAGE([.F30:.K30])" office:value-type="float" office:value="-40.8333333333333" calcext:value-type="float">
            <text:p>-40.8333333333333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37.9563586956522" calcext:value-type="float">
            <text:p>37.956358695652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-74" calcext:value-type="float">
            <text:p>-74</text:p>
          </table:table-cell>
          <table:table-cell office:value-type="float" office:value="-27" calcext:value-type="float">
            <text:p>-27</text:p>
          </table:table-cell>
          <table:table-cell office:value-type="float" office:value="-81" calcext:value-type="float">
            <text:p>-81</text:p>
          </table:table-cell>
          <table:table-cell office:value-type="float" office:value="-60" calcext:value-type="float">
            <text:p>-60</text:p>
          </table:table-cell>
          <table:table-cell office:value-type="float" office:value="-38" calcext:value-type="float">
            <text:p>-38</text:p>
          </table:table-cell>
          <table:table-cell office:value-type="float" office:value="17" calcext:value-type="float">
            <text:p>17</text:p>
          </table:table-cell>
          <table:table-cell table:formula="of:=AVERAGE([.F31:.K31])" office:value-type="float" office:value="-43.8333333333333" calcext:value-type="float">
            <text:p>-43.8333333333333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43.4787931034483" calcext:value-type="float">
            <text:p>43.478793103448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-66" calcext:value-type="float">
            <text:p>-66</text:p>
          </table:table-cell>
          <table:table-cell office:value-type="float" office:value="-19" calcext:value-type="float">
            <text:p>-19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table:formula="of:=AVERAGE([.F32:.K32])" office:value-type="float" office:value="-40.6666666666667" calcext:value-type="float">
            <text:p>-40.6666666666667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41.38390625" calcext:value-type="float">
            <text:p>41.383906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6" calcext:value-type="float">
            <text:p>-66</text:p>
          </table:table-cell>
          <table:table-cell office:value-type="float" office:value="-18" calcext:value-type="float">
            <text:p>-18</text:p>
          </table:table-cell>
          <table:table-cell office:value-type="float" office:value="-75" calcext:value-type="float">
            <text:p>-75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office:value-type="float" office:value="21" calcext:value-type="float">
            <text:p>21</text:p>
          </table:table-cell>
          <table:table-cell table:formula="of:=AVERAGE([.F33:.K33])" office:value-type="float" office:value="-41.8333333333333" calcext:value-type="float">
            <text:p>-41.8333333333333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22.168128342246" calcext:value-type="float">
            <text:p>22.168128342246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-66" calcext:value-type="float">
            <text:p>-66</text:p>
          </table:table-cell>
          <table:table-cell office:value-type="float" office:value="-14" calcext:value-type="float">
            <text:p>-14</text:p>
          </table:table-cell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53" calcext:value-type="float">
            <text:p>-53</text:p>
          </table:table-cell>
          <table:table-cell office:value-type="float" office:value="21" calcext:value-type="float">
            <text:p>21</text:p>
          </table:table-cell>
          <table:table-cell table:formula="of:=AVERAGE([.F34:.K34])" office:value-type="float" office:value="-41.8333333333333" calcext:value-type="float">
            <text:p>-41.8333333333333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25.2189361702128" calcext:value-type="float">
            <text:p>25.218936170212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-62" calcext:value-type="float">
            <text:p>-62</text:p>
          </table:table-cell>
          <table:table-cell office:value-type="float" office:value="1" calcext:value-type="float">
            <text:p>1</text:p>
          </table:table-cell>
          <table:table-cell office:value-type="float" office:value="-74" calcext:value-type="float">
            <text:p>-74</text:p>
          </table:table-cell>
          <table:table-cell office:value-type="float" office:value="-58" calcext:value-type="float">
            <text:p>-58</text:p>
          </table:table-cell>
          <table:table-cell office:value-type="float" office:value="-52" calcext:value-type="float">
            <text:p>-52</text:p>
          </table:table-cell>
          <table:table-cell office:value-type="float" office:value="21" calcext:value-type="float">
            <text:p>21</text:p>
          </table:table-cell>
          <table:table-cell table:formula="of:=AVERAGE([.F35:.K35])" office:value-type="float" office:value="-37.3333333333333" calcext:value-type="float">
            <text:p>-37.3333333333333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29.4901058201058" calcext:value-type="float">
            <text:p>29.490105820105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-79" calcext:value-type="float">
            <text:p>-79</text:p>
          </table:table-cell>
          <table:table-cell office:value-type="float" office:value="-32" calcext:value-type="float">
            <text:p>-32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28" calcext:value-type="float">
            <text:p>28</text:p>
          </table:table-cell>
          <table:table-cell table:formula="of:=AVERAGE([.F36:.K36])" office:value-type="float" office:value="-51.6666666666667" calcext:value-type="float">
            <text:p>-51.6666666666667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32.60078125" calcext:value-type="float">
            <text:p>32.6007812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-69" calcext:value-type="float">
            <text:p>-69</text:p>
          </table:table-cell>
          <table:table-cell office:value-type="float" office:value="-14" calcext:value-type="float">
            <text:p>-14</text:p>
          </table:table-cell>
          <table:table-cell office:value-type="float" office:value="-83" calcext:value-type="float">
            <text:p>-83</text:p>
          </table:table-cell>
          <table:table-cell office:value-type="float" office:value="-58" calcext:value-type="float">
            <text:p>-58</text:p>
          </table:table-cell>
          <table:table-cell office:value-type="float" office:value="-43" calcext:value-type="float">
            <text:p>-43</text:p>
          </table:table-cell>
          <table:table-cell office:value-type="float" office:value="19" calcext:value-type="float">
            <text:p>19</text:p>
          </table:table-cell>
          <table:table-cell table:formula="of:=AVERAGE([.F37:.K37])" office:value-type="float" office:value="-41.3333333333333" calcext:value-type="float">
            <text:p>-41.3333333333333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27.202380952381" calcext:value-type="float">
            <text:p>27.20238095238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-74" calcext:value-type="float">
            <text:p>-74</text:p>
          </table:table-cell>
          <table:table-cell office:value-type="float" office:value="-26" calcext:value-type="float">
            <text:p>-26</text:p>
          </table:table-cell>
          <table:table-cell office:value-type="float" office:value="-85" calcext:value-type="float">
            <text:p>-85</text:p>
          </table:table-cell>
          <table:table-cell office:value-type="float" office:value="-59" calcext:value-type="float">
            <text:p>-59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 table:formula="of:=AVERAGE([.F38:.K38])" office:value-type="float" office:value="-43.6666666666667" calcext:value-type="float">
            <text:p>-43.6666666666667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24.88203125" calcext:value-type="float">
            <text:p>24.8820312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-66" calcext:value-type="float">
            <text:p>-66</text:p>
          </table:table-cell>
          <table:table-cell office:value-type="float" office:value="-26" calcext:value-type="float">
            <text:p>-26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table:formula="of:=AVERAGE([.F39:.K39])" office:value-type="float" office:value="-42.1666666666667" calcext:value-type="float">
            <text:p>-42.1666666666667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25.7286033519553" calcext:value-type="float">
            <text:p>25.728603351955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-68" calcext:value-type="float">
            <text:p>-68</text:p>
          </table:table-cell>
          <table:table-cell office:value-type="float" office:value="-30" calcext:value-type="float">
            <text:p>-30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53" calcext:value-type="float">
            <text:p>-53</text:p>
          </table:table-cell>
          <table:table-cell office:value-type="float" office:value="22" calcext:value-type="float">
            <text:p>22</text:p>
          </table:table-cell>
          <table:table-cell table:formula="of:=AVERAGE([.F40:.K40])" office:value-type="float" office:value="-43.8333333333333" calcext:value-type="float">
            <text:p>-43.8333333333333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31.6124607329843" calcext:value-type="float">
            <text:p>31.612460732984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-67" calcext:value-type="float">
            <text:p>-67</text:p>
          </table:table-cell>
          <table:table-cell office:value-type="float" office:value="-23" calcext:value-type="float">
            <text:p>-23</text:p>
          </table:table-cell>
          <table:table-cell office:value-type="float" office:value="-74" calcext:value-type="float">
            <text:p>-74</text:p>
          </table:table-cell>
          <table:table-cell office:value-type="float" office:value="-62" calcext:value-type="float">
            <text:p>-62</text:p>
          </table:table-cell>
          <table:table-cell office:value-type="float" office:value="-52" calcext:value-type="float">
            <text:p>-52</text:p>
          </table:table-cell>
          <table:table-cell office:value-type="float" office:value="21" calcext:value-type="float">
            <text:p>21</text:p>
          </table:table-cell>
          <table:table-cell table:formula="of:=AVERAGE([.F41:.K41])" office:value-type="float" office:value="-42.8333333333333" calcext:value-type="float">
            <text:p>-42.8333333333333</text:p>
          </table:table-cell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31.2244198895028" calcext:value-type="float">
            <text:p>31.224419889502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float" office:value="-68" calcext:value-type="float">
            <text:p>-68</text:p>
          </table:table-cell>
          <table:table-cell office:value-type="float" office:value="-25" calcext:value-type="float">
            <text:p>-25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office:value-type="float" office:value="-52" calcext:value-type="float">
            <text:p>-52</text:p>
          </table:table-cell>
          <table:table-cell office:value-type="float" office:value="23" calcext:value-type="float">
            <text:p>23</text:p>
          </table:table-cell>
          <table:table-cell table:formula="of:=AVERAGE([.F42:.K42])" office:value-type="float" office:value="-43.6666666666667" calcext:value-type="float">
            <text:p>-43.6666666666667</text:p>
          </table:table-cell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23.6354891304348" calcext:value-type="float">
            <text:p>23.635489130434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-65" calcext:value-type="float">
            <text:p>-65</text:p>
          </table:table-cell>
          <table:table-cell office:value-type="float" office:value="-19" calcext:value-type="float">
            <text:p>-19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23" calcext:value-type="float">
            <text:p>23</text:p>
          </table:table-cell>
          <table:table-cell table:formula="of:=AVERAGE([.F43:.K43])" office:value-type="float" office:value="-40.8333333333333" calcext:value-type="float">
            <text:p>-40.8333333333333</text:p>
          </table:table-cell>
        </table:table-row>
        <table:table-row table:style-name="ro1">
          <table:table-cell office:value-type="string" calcext:value-type="string">
            <text:p>2020-04-18</text:p>
          </table:table-cell>
          <table:table-cell office:value-type="float" office:value="25.3335329341317" calcext:value-type="float">
            <text:p>25.333532934131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-68" calcext:value-type="float">
            <text:p>-68</text:p>
          </table:table-cell>
          <table:table-cell office:value-type="float" office:value="-19" calcext:value-type="float">
            <text:p>-19</text:p>
          </table:table-cell>
          <table:table-cell office:value-type="float" office:value="-80" calcext:value-type="float">
            <text:p>-80</text:p>
          </table:table-cell>
          <table:table-cell office:value-type="float" office:value="-57" calcext:value-type="float">
            <text:p>-57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table:formula="of:=AVERAGE([.F44:.K44])" office:value-type="float" office:value="-40.8333333333333" calcext:value-type="float">
            <text:p>-40.8333333333333</text:p>
          </table:table-cell>
        </table:table-row>
        <table:table-row table:style-name="ro1">
          <table:table-cell office:value-type="string" calcext:value-type="string">
            <text:p>2020-04-19</text:p>
          </table:table-cell>
          <table:table-cell office:value-type="float" office:value="22.7056886227545" calcext:value-type="float">
            <text:p>22.705688622754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-73" calcext:value-type="float">
            <text:p>-73</text:p>
          </table:table-cell>
          <table:table-cell office:value-type="float" office:value="-27" calcext:value-type="float">
            <text:p>-27</text:p>
          </table:table-cell>
          <table:table-cell office:value-type="float" office:value="-81" calcext:value-type="float">
            <text:p>-81</text:p>
          </table:table-cell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formula="of:=AVERAGE([.F45:.K45])" office:value-type="float" office:value="-43.5" calcext:value-type="float">
            <text:p>-43.5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20.0361363636364" calcext:value-type="float">
            <text:p>20.036136363636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-62" calcext:value-type="float">
            <text:p>-62</text:p>
          </table:table-cell>
          <table:table-cell office:value-type="float" office:value="-18" calcext:value-type="float">
            <text:p>-18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office:value-type="float" office:value="19" calcext:value-type="float">
            <text:p>19</text:p>
          </table:table-cell>
          <table:table-cell table:formula="of:=AVERAGE([.F46:.K46])" office:value-type="float" office:value="-40.1666666666667" calcext:value-type="float">
            <text:p>-40.1666666666667</text:p>
          </table:table-cell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28.0519895287958" calcext:value-type="float">
            <text:p>28.051989528795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7" calcext:value-type="float">
            <text:p>-77</text:p>
          </table:table-cell>
          <table:table-cell office:value-type="float" office:value="-44" calcext:value-type="float">
            <text:p>-44</text:p>
          </table:table-cell>
          <table:table-cell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27" calcext:value-type="float">
            <text:p>27</text:p>
          </table:table-cell>
          <table:table-cell table:formula="of:=AVERAGE([.F47:.K47])" office:value-type="float" office:value="-52.3333333333333" calcext:value-type="float">
            <text:p>-52.3333333333333</text:p>
          </table:table-cell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28.9165680473373" calcext:value-type="float">
            <text:p>28.916568047337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-63" calcext:value-type="float">
            <text:p>-63</text:p>
          </table:table-cell>
          <table:table-cell office:value-type="float" office:value="-15" calcext:value-type="float">
            <text:p>-15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20" calcext:value-type="float">
            <text:p>20</text:p>
          </table:table-cell>
          <table:table-cell table:formula="of:=AVERAGE([.F48:.K48])" office:value-type="float" office:value="-40.1666666666667" calcext:value-type="float">
            <text:p>-40.1666666666667</text:p>
          </table:table-cell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21.7132142857143" calcext:value-type="float">
            <text:p>21.713214285714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-78" calcext:value-type="float">
            <text:p>-78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27" calcext:value-type="float">
            <text:p>27</text:p>
          </table:table-cell>
          <table:table-cell table:formula="of:=AVERAGE([.F49:.K49])" office:value-type="float" office:value="-52" calcext:value-type="float">
            <text:p>-52</text:p>
          </table:table-cell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19.6504191616766" calcext:value-type="float">
            <text:p>19.6504191616766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9" calcext:value-type="float">
            <text:p>19</text:p>
          </table:table-cell>
          <table:table-cell office:value-type="float" office:value="-65" calcext:value-type="float">
            <text:p>-65</text:p>
          </table:table-cell>
          <table:table-cell office:value-type="float" office:value="-20" calcext:value-type="float">
            <text:p>-20</text:p>
          </table:table-cell>
          <table:table-cell office:value-type="float" office:value="-69" calcext:value-type="float">
            <text:p>-69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 table:formula="of:=AVERAGE([.F50:.K50])" office:value-type="float" office:value="-40.3333333333333" calcext:value-type="float">
            <text:p>-40.3333333333333</text:p>
          </table:table-cell>
        </table:table-row>
        <table:table-row table:style-name="ro1">
          <table:table-cell office:value-type="string" calcext:value-type="string">
            <text:p>2020-04-25</text:p>
          </table:table-cell>
          <table:table-cell office:value-type="float" office:value="27.466582278481" calcext:value-type="float">
            <text:p>27.46658227848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-69" calcext:value-type="float">
            <text:p>-69</text:p>
          </table:table-cell>
          <table:table-cell office:value-type="float" office:value="-22" calcext:value-type="float">
            <text:p>-22</text:p>
          </table:table-cell>
          <table:table-cell office:value-type="float" office:value="-77" calcext:value-type="float">
            <text:p>-77</text:p>
          </table:table-cell>
          <table:table-cell office:value-type="float" office:value="-58" calcext:value-type="float">
            <text:p>-58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table:formula="of:=AVERAGE([.F51:.K51])"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2020-04-26</text:p>
          </table:table-cell>
          <table:table-cell office:value-type="float" office:value="26.1462179487179" calcext:value-type="float">
            <text:p>26.1462179487179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float" office:value="-74" calcext:value-type="float">
            <text:p>-74</text:p>
          </table:table-cell>
          <table:table-cell office:value-type="float" office:value="-29" calcext:value-type="float">
            <text:p>-29</text:p>
          </table:table-cell>
          <table:table-cell office:value-type="float" office:value="-78" calcext:value-type="float">
            <text:p>-78</text:p>
          </table:table-cell>
          <table:table-cell office:value-type="float" office:value="-63" calcext:value-type="float">
            <text:p>-63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formula="of:=AVERAGE([.F52:.K52])" office:value-type="float" office:value="-43.8333333333333" calcext:value-type="float">
            <text:p>-43.8333333333333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23.5415568862275" calcext:value-type="float">
            <text:p>23.54155688622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65" calcext:value-type="float">
            <text:p>-65</text:p>
          </table:table-cell>
          <table:table-cell office:value-type="float" office:value="-24" calcext:value-type="float">
            <text:p>-24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0" calcext:value-type="float">
            <text:p>20</text:p>
          </table:table-cell>
          <table:table-cell table:formula="of:=AVERAGE([.F53:.K53])" office:value-type="float" office:value="-41.5" calcext:value-type="float">
            <text:p>-41.5</text:p>
          </table:table-cell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28.6081547619048" calcext:value-type="float">
            <text:p>28.6081547619048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23" calcext:value-type="float">
            <text:p>23</text:p>
          </table:table-cell>
          <table:table-cell office:value-type="float" office:value="-67" calcext:value-type="float">
            <text:p>-67</text:p>
          </table:table-cell>
          <table:table-cell office:value-type="float" office:value="-27" calcext:value-type="float">
            <text:p>-27</text:p>
          </table:table-cell>
          <table:table-cell office:value-type="float" office:value="-74" calcext:value-type="float">
            <text:p>-74</text:p>
          </table:table-cell>
          <table:table-cell office:value-type="float" office:value="-62" calcext:value-type="float">
            <text:p>-62</text:p>
          </table:table-cell>
          <table:table-cell office:value-type="float" office:value="-52" calcext:value-type="float">
            <text:p>-52</text:p>
          </table:table-cell>
          <table:table-cell office:value-type="float" office:value="22" calcext:value-type="float">
            <text:p>22</text:p>
          </table:table-cell>
          <table:table-cell table:formula="of:=AVERAGE([.F54:.K54])" office:value-type="float" office:value="-43.3333333333333" calcext:value-type="float">
            <text:p>-43.3333333333333</text:p>
          </table:table-cell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32.1666285714286" calcext:value-type="float">
            <text:p>32.1666285714286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51" calcext:value-type="float">
            <text:p>51</text:p>
          </table:table-cell>
          <table:table-cell office:value-type="float" office:value="-66" calcext:value-type="float">
            <text:p>-66</text:p>
          </table:table-cell>
          <table:table-cell office:value-type="float" office:value="-23" calcext:value-type="float">
            <text:p>-23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51" calcext:value-type="float">
            <text:p>-51</text:p>
          </table:table-cell>
          <table:table-cell office:value-type="float" office:value="21" calcext:value-type="float">
            <text:p>21</text:p>
          </table:table-cell>
          <table:table-cell table:formula="of:=AVERAGE([.F55:.K55])" office:value-type="float" office:value="-42.1666666666667" calcext:value-type="float">
            <text:p>-42.1666666666667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44.7603243243243" calcext:value-type="float">
            <text:p>44.760324324324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-64" calcext:value-type="float">
            <text:p>-64</text:p>
          </table:table-cell>
          <table:table-cell office:value-type="float" office:value="-14" calcext:value-type="float">
            <text:p>-14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office:value-type="float" office:value="21" calcext:value-type="float">
            <text:p>21</text:p>
          </table:table-cell>
          <table:table-cell table:formula="of:=AVERAGE([.F56:.K56])" office:value-type="float" office:value="-39.1666666666667" calcext:value-type="float">
            <text:p>-39.1666666666667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 office:value-type="float" office:value="51.0522994652406" calcext:value-type="float">
            <text:p>51.052299465240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39" calcext:value-type="float">
            <text:p>39</text:p>
          </table:table-cell>
          <table:table-cell office:value-type="float" office:value="-78" calcext:value-type="float">
            <text:p>-78</text:p>
          </table:table-cell>
          <table:table-cell office:value-type="float" office:value="-34" calcext:value-type="float">
            <text:p>-34</text:p>
          </table:table-cell>
          <table:table-cell office:value-type="float" office:value="-70" calcext:value-type="float">
            <text:p>-70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28" calcext:value-type="float">
            <text:p>28</text:p>
          </table:table-cell>
          <table:table-cell table:formula="of:=AVERAGE([.F57:.K57])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2020-05-02</text:p>
          </table:table-cell>
          <table:table-cell office:value-type="float" office:value="44.3695857988166" calcext:value-type="float">
            <text:p>44.369585798816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9" calcext:value-type="float">
            <text:p>39</text:p>
          </table:table-cell>
          <table:table-cell office:value-type="float" office:value="-70" calcext:value-type="float">
            <text:p>-70</text:p>
          </table:table-cell>
          <table:table-cell office:value-type="float" office:value="-20" calcext:value-type="float">
            <text:p>-20</text:p>
          </table:table-cell>
          <table:table-cell office:value-type="float" office:value="-79" calcext:value-type="float">
            <text:p>-79</text:p>
          </table:table-cell>
          <table:table-cell office:value-type="float" office:value="-59" calcext:value-type="float">
            <text:p>-59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  <table:table-cell table:formula="of:=AVERAGE([.F58:.K58])" office:value-type="float" office:value="-41.5" calcext:value-type="float">
            <text:p>-41.5</text:p>
          </table:table-cell>
        </table:table-row>
        <table:table-row table:style-name="ro1">
          <table:table-cell office:value-type="string" calcext:value-type="string">
            <text:p>2020-05-03</text:p>
          </table:table-cell>
          <table:table-cell office:value-type="float" office:value="20.6125" calcext:value-type="float">
            <text:p>20.6125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9" calcext:value-type="float">
            <text:p>29</text:p>
          </table:table-cell>
          <table:table-cell office:value-type="float" office:value="-77" calcext:value-type="float">
            <text:p>-77</text:p>
          </table:table-cell>
          <table:table-cell office:value-type="float" office:value="-30" calcext:value-type="float">
            <text:p>-30</text:p>
          </table:table-cell>
          <table:table-cell office:value-type="float" office:value="-87" calcext:value-type="float">
            <text:p>-87</text:p>
          </table:table-cell>
          <table:table-cell office:value-type="float" office:value="-64" calcext:value-type="float">
            <text:p>-64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table:formula="of:=AVERAGE([.F59:.K59])" office:value-type="float" office:value="-46.3333333333333" calcext:value-type="float">
            <text:p>-46.3333333333333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22.9009770114942" calcext:value-type="float">
            <text:p>22.900977011494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  <table:table-cell office:value-type="float" office:value="-63" calcext:value-type="float">
            <text:p>-63</text:p>
          </table:table-cell>
          <table:table-cell office:value-type="float" office:value="-14" calcext:value-type="float">
            <text:p>-14</text:p>
          </table:table-cell>
          <table:table-cell office:value-type="float" office:value="-71" calcext:value-type="float">
            <text:p>-71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office:value-type="float" office:value="19" calcext:value-type="float">
            <text:p>19</text:p>
          </table:table-cell>
          <table:table-cell table:formula="of:=AVERAGE([.F60:.K60])"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33.5027027027027" calcext:value-type="float">
            <text:p>33.5027027027027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39" calcext:value-type="float">
            <text:p>39</text:p>
          </table:table-cell>
          <table:table-cell office:value-type="float" office:value="-64" calcext:value-type="float">
            <text:p>-64</text:p>
          </table:table-cell>
          <table:table-cell office:value-type="float" office:value="-17" calcext:value-type="float">
            <text:p>-17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table:formula="of:=AVERAGE([.F61:.K61])" office:value-type="float" office:value="-39.8333333333333" calcext:value-type="float">
            <text:p>-39.8333333333333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42.4980952380952" calcext:value-type="float">
            <text:p>42.4980952380952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43" calcext:value-type="float">
            <text:p>43</text:p>
          </table:table-cell>
          <table:table-cell office:value-type="float" office:value="-64" calcext:value-type="float">
            <text:p>-64</text:p>
          </table:table-cell>
          <table:table-cell office:value-type="float" office:value="-13" calcext:value-type="float">
            <text:p>-13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table:formula="of:=AVERAGE([.F62:.K62])" office:value-type="float" office:value="-39.3333333333333" calcext:value-type="float">
            <text:p>-39.3333333333333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13.0898958333333" calcext:value-type="float">
            <text:p>13.0898958333333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51" calcext:value-type="float">
            <text:p>51</text:p>
          </table:table-cell>
          <table:table-cell office:value-type="float" office:value="-68" calcext:value-type="float">
            <text:p>-68</text:p>
          </table:table-cell>
          <table:table-cell office:value-type="float" office:value="-16" calcext:value-type="float">
            <text:p>-16</text:p>
          </table:table-cell>
          <table:table-cell office:value-type="float" office:value="-78" calcext:value-type="float">
            <text:p>-78</text:p>
          </table:table-cell>
          <table:table-cell office:value-type="float" office:value="-62" calcext:value-type="float">
            <text:p>-62</text:p>
          </table:table-cell>
          <table:table-cell office:value-type="float" office:value="-52" calcext:value-type="float">
            <text:p>-52</text:p>
          </table:table-cell>
          <table:table-cell office:value-type="float" office:value="23" calcext:value-type="float">
            <text:p>23</text:p>
          </table:table-cell>
          <table:table-cell table:formula="of:=AVERAGE([.F63:.K63])" office:value-type="float" office:value="-42.1666666666667" calcext:value-type="float">
            <text:p>-42.1666666666667</text:p>
          </table:table-cell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16.7294791666667" calcext:value-type="float">
            <text:p>16.7294791666667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155" calcext:value-type="float">
            <text:p>155</text:p>
          </table:table-cell>
          <table:table-cell office:value-type="float" office:value="-61" calcext:value-type="float">
            <text:p>-61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56" calcext:value-type="float">
            <text:p>-56</text:p>
          </table:table-cell>
          <table:table-cell office:value-type="float" office:value="-47" calcext:value-type="float">
            <text:p>-47</text:p>
          </table:table-cell>
          <table:table-cell office:value-type="float" office:value="21" calcext:value-type="float">
            <text:p>21</text:p>
          </table:table-cell>
          <table:table-cell table:formula="of:=AVERAGE([.F64:.K64])" office:value-type="float" office:value="-35.5" calcext:value-type="float">
            <text:p>-35.5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22.6812234042553" calcext:value-type="float">
            <text:p>22.6812234042553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83" calcext:value-type="float">
            <text:p>83</text:p>
          </table:table-cell>
          <table:table-cell office:value-type="float" office:value="-64" calcext:value-type="float">
            <text:p>-64</text:p>
          </table:table-cell>
          <table:table-cell office:value-type="float" office:value="1" calcext:value-type="float">
            <text:p>1</text:p>
          </table:table-cell>
          <table:table-cell office:value-type="float" office:value="-75" calcext:value-type="float">
            <text:p>-75</text:p>
          </table:table-cell>
          <table:table-cell office:value-type="float" office:value="-50" calcext:value-type="float">
            <text:p>-50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table:formula="of:=AVERAGE([.F65:.K65])" office:value-type="float" office:value="-34.1666666666667" calcext:value-type="float">
            <text:p>-34.1666666666667</text:p>
          </table:table-cell>
        </table:table-row>
        <table:table-row table:style-name="ro1">
          <table:table-cell office:value-type="string" calcext:value-type="string">
            <text:p>2020-05-10</text:p>
          </table:table-cell>
          <table:table-cell office:value-type="float" office:value="19.943595505618" calcext:value-type="float">
            <text:p>19.943595505618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90" calcext:value-type="float">
            <text:p>90</text:p>
          </table:table-cell>
          <table:table-cell office:value-type="float" office:value="-71" calcext:value-type="float">
            <text:p>-71</text:p>
          </table:table-cell>
          <table:table-cell office:value-type="float" office:value="-13" calcext:value-type="float">
            <text:p>-13</text:p>
          </table:table-cell>
          <table:table-cell office:value-type="float" office:value="-81" calcext:value-type="float">
            <text:p>-81</text:p>
          </table:table-cell>
          <table:table-cell office:value-type="float" office:value="-56" calcext:value-type="float">
            <text:p>-56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table:formula="of:=AVERAGE([.F66:.K66])" office:value-type="float" office:value="-38.1666666666667" calcext:value-type="float">
            <text:p>-38.1666666666667</text:p>
          </table:table-cell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23.588" calcext:value-type="float">
            <text:p>23.58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-64" calcext:value-type="float">
            <text:p>-64</text:p>
          </table:table-cell>
          <table:table-cell office:value-type="float" office:value="-21" calcext:value-type="float">
            <text:p>-21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19" calcext:value-type="float">
            <text:p>19</text:p>
          </table:table-cell>
          <table:table-cell table:formula="of:=AVERAGE([.F67:.K67])" office:value-type="float" office:value="-40.3333333333333" calcext:value-type="float">
            <text:p>-40.3333333333333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36.2553225806452" calcext:value-type="float">
            <text:p>36.255322580645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-67" calcext:value-type="float">
            <text:p>-67</text:p>
          </table:table-cell>
          <table:table-cell office:value-type="float" office:value="-24" calcext:value-type="float">
            <text:p>-24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 table:formula="of:=AVERAGE([.F68:.K68])" office:value-type="float" office:value="-41.6666666666667" calcext:value-type="float">
            <text:p>-41.6666666666667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43.800985915493" calcext:value-type="float">
            <text:p>43.800985915493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07" calcext:value-type="float">
            <text:p>107</text:p>
          </table:table-cell>
          <table:table-cell office:value-type="float" office:value="-66" calcext:value-type="float">
            <text:p>-66</text:p>
          </table:table-cell>
          <table:table-cell office:value-type="float" office:value="-22" calcext:value-type="float">
            <text:p>-22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office:value-type="float" office:value="-49" calcext:value-type="float">
            <text:p>-49</text:p>
          </table:table-cell>
          <table:table-cell office:value-type="float" office:value="21" calcext:value-type="float">
            <text:p>21</text:p>
          </table:table-cell>
          <table:table-cell table:formula="of:=AVERAGE([.F69:.K69])" office:value-type="float" office:value="-41.5" calcext:value-type="float">
            <text:p>-41.5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30.8550617283951" calcext:value-type="float">
            <text:p>30.855061728395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84" calcext:value-type="float">
            <text:p>84</text:p>
          </table:table-cell>
          <table:table-cell office:value-type="float" office:value="-69" calcext:value-type="float">
            <text:p>-69</text:p>
          </table:table-cell>
          <table:table-cell office:value-type="float" office:value="-25" calcext:value-type="float">
            <text:p>-25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23" calcext:value-type="float">
            <text:p>23</text:p>
          </table:table-cell>
          <table:table-cell table:formula="of:=AVERAGE([.F70:.K70])" office:value-type="float" office:value="-43.1666666666667" calcext:value-type="float">
            <text:p>-43.1666666666667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16.2255414012739" calcext:value-type="float">
            <text:p>16.225541401273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46" calcext:value-type="float">
            <text:p>146</text:p>
          </table:table-cell>
          <table:table-cell office:value-type="float" office:value="-68" calcext:value-type="float">
            <text:p>-68</text:p>
          </table:table-cell>
          <table:table-cell office:value-type="float" office:value="-21" calcext:value-type="float">
            <text:p>-21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24" calcext:value-type="float">
            <text:p>24</text:p>
          </table:table-cell>
          <table:table-cell table:formula="of:=AVERAGE([.F71:.K71])" office:value-type="float" office:value="-42.1666666666667" calcext:value-type="float">
            <text:p>-42.1666666666667</text:p>
          </table:table-cell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29.3117123287671" calcext:value-type="float">
            <text:p>29.3117123287671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122" calcext:value-type="float">
            <text:p>122</text:p>
          </table:table-cell>
          <table:table-cell office:value-type="float" office:value="-68" calcext:value-type="float">
            <text:p>-68</text:p>
          </table:table-cell>
          <table:table-cell office:value-type="float" office:value="-15" calcext:value-type="float">
            <text:p>-15</text:p>
          </table:table-cell>
          <table:table-cell office:value-type="float" office:value="-78" calcext:value-type="float">
            <text:p>-78</text:p>
          </table:table-cell>
          <table:table-cell office:value-type="float" office:value="-56" calcext:value-type="float">
            <text:p>-56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  <table:table-cell table:formula="of:=AVERAGE([.F72:.K72])" office:value-type="float" office:value="-38.6666666666667" calcext:value-type="float">
            <text:p>-38.6666666666667</text:p>
          </table:table-cell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32.733950617284" calcext:value-type="float">
            <text:p>32.73395061728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20" calcext:value-type="float">
            <text:p>120</text:p>
          </table:table-cell>
          <table:table-cell office:value-type="float" office:value="-73" calcext:value-type="float">
            <text:p>-73</text:p>
          </table:table-cell>
          <table:table-cell office:value-type="float" office:value="-22" calcext:value-type="float">
            <text:p>-22</text:p>
          </table:table-cell>
          <table:table-cell office:value-type="float" office:value="-79" calcext:value-type="float">
            <text:p>-79</text:p>
          </table:table-cell>
          <table:table-cell office:value-type="float" office:value="-60" calcext:value-type="float">
            <text:p>-60</text:p>
          </table:table-cell>
          <table:table-cell office:value-type="float" office:value="-29" calcext:value-type="float">
            <text:p>-29</text:p>
          </table:table-cell>
          <table:table-cell office:value-type="float" office:value="17" calcext:value-type="float">
            <text:p>17</text:p>
          </table:table-cell>
          <table:table-cell table:formula="of:=AVERAGE([.F73:.K73])"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36.4681875" calcext:value-type="float">
            <text:p>36.4681875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90" calcext:value-type="float">
            <text:p>90</text:p>
          </table:table-cell>
          <table:table-cell office:value-type="float" office:value="-64" calcext:value-type="float">
            <text:p>-64</text:p>
          </table:table-cell>
          <table:table-cell office:value-type="float" office:value="-18" calcext:value-type="float">
            <text:p>-18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45" calcext:value-type="float">
            <text:p>-45</text:p>
          </table:table-cell>
          <table:table-cell office:value-type="float" office:value="19" calcext:value-type="float">
            <text:p>19</text:p>
          </table:table-cell>
          <table:table-cell table:formula="of:=AVERAGE([.F74:.K74])" office:value-type="float" office:value="-39.5" calcext:value-type="float">
            <text:p>-39.5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24.499125" calcext:value-type="float">
            <text:p>24.499125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19" calcext:value-type="float">
            <text:p>119</text:p>
          </table:table-cell>
          <table:table-cell office:value-type="float" office:value="-65" calcext:value-type="float">
            <text:p>-65</text:p>
          </table:table-cell>
          <table:table-cell office:value-type="float" office:value="-22" calcext:value-type="float">
            <text:p>-22</text:p>
          </table:table-cell>
          <table:table-cell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1" calcext:value-type="float">
            <text:p>21</text:p>
          </table:table-cell>
          <table:table-cell table:formula="of:=AVERAGE([.F75:.K75])" office:value-type="float" office:value="-40.6666666666667" calcext:value-type="float">
            <text:p>-40.6666666666667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30.1099375" calcext:value-type="float">
            <text:p>30.1099375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75" calcext:value-type="float">
            <text:p>175</text:p>
          </table:table-cell>
          <table:table-cell office:value-type="float" office:value="-64" calcext:value-type="float">
            <text:p>-64</text:p>
          </table:table-cell>
          <table:table-cell office:value-type="float" office:value="-16" calcext:value-type="float">
            <text:p>-16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21" calcext:value-type="float">
            <text:p>21</text:p>
          </table:table-cell>
          <table:table-cell table:formula="of:=AVERAGE([.F76:.K76])"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36.0564670658683" calcext:value-type="float">
            <text:p>36.0564670658683</text:p>
          </table:table-cell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114" calcext:value-type="float">
            <text:p>114</text:p>
          </table:table-cell>
          <table:table-cell office:value-type="float" office:value="-65" calcext:value-type="float">
            <text:p>-65</text:p>
          </table:table-cell>
          <table:table-cell office:value-type="float" office:value="-18" calcext:value-type="float">
            <text:p>-18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22" calcext:value-type="float">
            <text:p>22</text:p>
          </table:table-cell>
          <table:table-cell table:formula="of:=AVERAGE([.F77:.K77])" office:value-type="float" office:value="-39.1666666666667" calcext:value-type="float">
            <text:p>-39.1666666666667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37.1113903743315" calcext:value-type="float">
            <text:p>37.1113903743315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27" calcext:value-type="float">
            <text:p>127</text:p>
          </table:table-cell>
          <table:table-cell office:value-type="float" office:value="-62" calcext:value-type="float">
            <text:p>-62</text:p>
          </table:table-cell>
          <table:table-cell office:value-type="float" office:value="-13" calcext:value-type="float">
            <text:p>-13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office:value-type="float" office:value="-44" calcext:value-type="float">
            <text:p>-44</text:p>
          </table:table-cell>
          <table:table-cell office:value-type="float" office:value="21" calcext:value-type="float">
            <text:p>21</text:p>
          </table:table-cell>
          <table:table-cell table:formula="of:=AVERAGE([.F78:.K78])" office:value-type="float" office:value="-36.1666666666667" calcext:value-type="float">
            <text:p>-36.1666666666667</text:p>
          </table:table-cell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38.0588481675393" calcext:value-type="float">
            <text:p>38.0588481675393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4" calcext:value-type="float">
            <text:p>144</text:p>
          </table:table-cell>
          <table:table-cell office:value-type="float" office:value="-66" calcext:value-type="float">
            <text:p>-66</text:p>
          </table:table-cell>
          <table:table-cell office:value-type="float" office:value="-14" calcext:value-type="float">
            <text:p>-14</text:p>
          </table:table-cell>
          <table:table-cell office:value-type="float" office:value="-74" calcext:value-type="float">
            <text:p>-74</text:p>
          </table:table-cell>
          <table:table-cell office:value-type="float" office:value="-53" calcext:value-type="float">
            <text:p>-53</text:p>
          </table:table-cell>
          <table:table-cell office:value-type="float" office:value="-29" calcext:value-type="float">
            <text:p>-29</text:p>
          </table:table-cell>
          <table:table-cell office:value-type="float" office:value="16" calcext:value-type="float">
            <text:p>16</text:p>
          </table:table-cell>
          <table:table-cell table:formula="of:=AVERAGE([.F79:.K79])" office:value-type="float" office:value="-36.6666666666667" calcext:value-type="float">
            <text:p>-36.6666666666667</text:p>
          </table:table-cell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23.702972972973" calcext:value-type="float">
            <text:p>23.702972972973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82" calcext:value-type="float">
            <text:p>182</text:p>
          </table:table-cell>
          <table:table-cell office:value-type="float" office:value="-77" calcext:value-type="float">
            <text:p>-77</text:p>
          </table:table-cell>
          <table:table-cell office:value-type="float" office:value="-30" calcext:value-type="float">
            <text:p>-30</text:p>
          </table:table-cell>
          <table:table-cell office:value-type="float" office:value="-88" calcext:value-type="float">
            <text:p>-88</text:p>
          </table:table-cell>
          <table:table-cell office:value-type="float" office:value="-63" calcext:value-type="float">
            <text:p>-63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  <table:table-cell table:formula="of:=AVERAGE([.F80:.K80])" office:value-type="float" office:value="-45.5" calcext:value-type="float">
            <text:p>-45.5</text:p>
          </table:table-cell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26.208418079096" calcext:value-type="float">
            <text:p>26.208418079096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53" calcext:value-type="float">
            <text:p>53</text:p>
          </table:table-cell>
          <table:table-cell office:value-type="float" office:value="-62" calcext:value-type="float">
            <text:p>-62</text:p>
          </table:table-cell>
          <table:table-cell office:value-type="float" office:value="-16" calcext:value-type="float">
            <text:p>-16</text:p>
          </table:table-cell>
          <table:table-cell office:value-type="float" office:value="-69" calcext:value-type="float">
            <text:p>-69</text:p>
          </table:table-cell>
          <table:table-cell office:value-type="float" office:value="-57" calcext:value-type="float">
            <text:p>-57</text:p>
          </table:table-cell>
          <table:table-cell office:value-type="float" office:value="-44" calcext:value-type="float">
            <text:p>-44</text:p>
          </table:table-cell>
          <table:table-cell office:value-type="float" office:value="19" calcext:value-type="float">
            <text:p>19</text:p>
          </table:table-cell>
          <table:table-cell table:formula="of:=AVERAGE([.F81:.K81])" office:value-type="float" office:value="-38.1666666666667" calcext:value-type="float">
            <text:p>-38.1666666666667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28.5727083333333" calcext:value-type="float">
            <text:p>28.5727083333333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76" calcext:value-type="float">
            <text:p>76</text:p>
          </table:table-cell>
          <table:table-cell office:value-type="float" office:value="-64" calcext:value-type="float">
            <text:p>-64</text:p>
          </table:table-cell>
          <table:table-cell office:value-type="float" office:value="-19" calcext:value-type="float">
            <text:p>-19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-46" calcext:value-type="float">
            <text:p>-46</text:p>
          </table:table-cell>
          <table:table-cell office:value-type="float" office:value="20" calcext:value-type="float">
            <text:p>20</text:p>
          </table:table-cell>
          <table:table-cell table:formula="of:=AVERAGE([.F82:.K82])" office:value-type="float" office:value="-39.1666666666667" calcext:value-type="float">
            <text:p>-39.1666666666667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35.9580729166667" calcext:value-type="float">
            <text:p>35.9580729166667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147" calcext:value-type="float">
            <text:p>147</text:p>
          </table:table-cell>
          <table:table-cell office:value-type="float" office:value="-63" calcext:value-type="float">
            <text:p>-63</text:p>
          </table:table-cell>
          <table:table-cell office:value-type="float" office:value="-14" calcext:value-type="float">
            <text:p>-14</text:p>
          </table:table-cell>
          <table:table-cell office:value-type="float" office:value="-69" calcext:value-type="float">
            <text:p>-69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office:value-type="float" office:value="20" calcext:value-type="float">
            <text:p>20</text:p>
          </table:table-cell>
          <table:table-cell table:formula="of:=AVERAGE([.F83:.K83])"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34.5869791666667" calcext:value-type="float">
            <text:p>34.5869791666667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office:value-type="float" office:value="157" calcext:value-type="float">
            <text:p>157</text:p>
          </table:table-cell>
          <table:table-cell office:value-type="float" office:value="-64" calcext:value-type="float">
            <text:p>-64</text:p>
          </table:table-cell>
          <table:table-cell office:value-type="float" office:value="-15" calcext:value-type="float">
            <text:p>-15</text:p>
          </table:table-cell>
          <table:table-cell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21" calcext:value-type="float">
            <text:p>21</text:p>
          </table:table-cell>
          <table:table-cell table:formula="of:=AVERAGE([.F84:.K84])" office:value-type="float" office:value="-38.1666666666667" calcext:value-type="float">
            <text:p>-38.1666666666667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43.5863020833333" calcext:value-type="float">
            <text:p>43.5863020833333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158" calcext:value-type="float">
            <text:p>158</text:p>
          </table:table-cell>
          <table:table-cell office:value-type="float" office:value="-59" calcext:value-type="float">
            <text:p>-59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office:value-type="float" office:value="-41" calcext:value-type="float">
            <text:p>-41</text:p>
          </table:table-cell>
          <table:table-cell office:value-type="float" office:value="19" calcext:value-type="float">
            <text:p>19</text:p>
          </table:table-cell>
          <table:table-cell table:formula="of:=AVERAGE([.F85:.K85])" office:value-type="float" office:value="-32.8333333333333" calcext:value-type="float">
            <text:p>-32.8333333333333</text:p>
          </table:table-cell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42.5799479166667" calcext:value-type="float">
            <text:p>42.5799479166667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 office:value-type="float" office:value="137" calcext:value-type="float">
            <text:p>137</text:p>
          </table:table-cell>
          <table:table-cell office:value-type="float" office:value="-63" calcext:value-type="float">
            <text:p>-63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48" calcext:value-type="float">
            <text:p>-48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formula="of:=AVERAGE([.F86:.K86])" office:value-type="float" office:value="-32.6666666666667" calcext:value-type="float">
            <text:p>-32.6666666666667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52.1069270833333" calcext:value-type="float">
            <text:p>52.1069270833333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95" calcext:value-type="float">
            <text:p>95</text:p>
          </table:table-cell>
          <table:table-cell office:value-type="float" office:value="-69" calcext:value-type="float">
            <text:p>-69</text:p>
          </table:table-cell>
          <table:table-cell office:value-type="float" office:value="-15" calcext:value-type="float">
            <text:p>-15</text:p>
          </table:table-cell>
          <table:table-cell office:value-type="float" office:value="-71" calcext:value-type="float">
            <text:p>-71</text:p>
          </table:table-cell>
          <table:table-cell office:value-type="float" office:value="-54" calcext:value-type="float">
            <text:p>-54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formula="of:=AVERAGE([.F87:.K87])" office:value-type="float" office:value="-35.8333333333333" calcext:value-type="float">
            <text:p>-35.8333333333333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63.9312169312169" calcext:value-type="float">
            <text:p>63.9312169312169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office:value-type="float" office:value="146" calcext:value-type="float">
            <text:p>146</text:p>
          </table:table-cell>
          <table:table-cell office:value-type="float" office:value="-58" calcext:value-type="float">
            <text:p>-58</text:p>
          </table:table-cell>
          <table:table-cell office:value-type="float" office:value="-10" calcext:value-type="float">
            <text:p>-10</text:p>
          </table:table-cell>
          <table:table-cell office:value-type="float" office:value="-64" calcext:value-type="float">
            <text:p>-64</text:p>
          </table:table-cell>
          <table:table-cell office:value-type="float" office:value="-53" calcext:value-type="float">
            <text:p>-53</text:p>
          </table:table-cell>
          <table:table-cell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  <table:table-cell table:formula="of:=AVERAGE([.F88:.K88])" office:value-type="float" office:value="-34.6666666666667" calcext:value-type="float">
            <text:p>-34.6666666666667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58.765625" calcext:value-type="float">
            <text:p>58.765625</text:p>
          </table:table-cell>
          <table:table-cell office:value-type="float" office:value="1" calcext:value-type="float">
            <text:p>1</text:p>
          </table:table-cell>
          <table:table-cell office:value-type="float" office:value="1190" calcext:value-type="float">
            <text:p>1190</text:p>
          </table:table-cell>
          <table:table-cell office:value-type="float" office:value="157" calcext:value-type="float">
            <text:p>157</text:p>
          </table:table-cell>
          <table:table-cell office:value-type="float" office:value="-60" calcext:value-type="float">
            <text:p>-60</text:p>
          </table:table-cell>
          <table:table-cell office:value-type="float" office:value="-12" calcext:value-type="float">
            <text:p>-12</text:p>
          </table:table-cell>
          <table:table-cell office:value-type="float" office:value="-64" calcext:value-type="float">
            <text:p>-64</text:p>
          </table:table-cell>
          <table:table-cell office:value-type="float" office:value="-54" calcext:value-type="float">
            <text:p>-54</text:p>
          </table:table-cell>
          <table:table-cell office:value-type="float" office:value="-42" calcext:value-type="float">
            <text:p>-42</text:p>
          </table:table-cell>
          <table:table-cell office:value-type="float" office:value="19" calcext:value-type="float">
            <text:p>19</text:p>
          </table:table-cell>
          <table:table-cell table:formula="of:=AVERAGE([.F89:.K89])" office:value-type="float" office:value="-35.5" calcext:value-type="float">
            <text:p>-35.5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55.0833333333333" calcext:value-type="float">
            <text:p>55.08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747" calcext:value-type="float">
            <text:p>1747</text:p>
          </table:table-cell>
          <table:table-cell office:value-type="float" office:value="227" calcext:value-type="float">
            <text:p>227</text:p>
          </table:table-cell>
          <table:table-cell office:value-type="float" office:value="-59" calcext:value-type="float">
            <text:p>-59</text:p>
          </table:table-cell>
          <table:table-cell office:value-type="float" office:value="-9" calcext:value-type="float">
            <text:p>-9</text:p>
          </table:table-cell>
          <table:table-cell office:value-type="float" office:value="-65" calcext:value-type="float">
            <text:p>-65</text:p>
          </table:table-cell>
          <table:table-cell office:value-type="float" office:value="-53" calcext:value-type="float">
            <text:p>-53</text:p>
          </table:table-cell>
          <table:table-cell office:value-type="float" office:value="-41" calcext:value-type="float">
            <text:p>-41</text:p>
          </table:table-cell>
          <table:table-cell office:value-type="float" office:value="19" calcext:value-type="float">
            <text:p>19</text:p>
          </table:table-cell>
          <table:table-cell table:formula="of:=AVERAGE([.F90:.K90])" office:value-type="float" office:value="-34.6666666666667" calcext:value-type="float">
            <text:p>-34.6666666666667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39.8541666666667" calcext:value-type="float">
            <text:p>39.8541666666667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176" calcext:value-type="float">
            <text:p>176</text:p>
          </table:table-cell>
          <table:table-cell office:value-type="float" office:value="-60" calcext:value-type="float">
            <text:p>-60</text:p>
          </table:table-cell>
          <table:table-cell office:value-type="float" office:value="-9" calcext:value-type="float">
            <text:p>-9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-41" calcext:value-type="float">
            <text:p>-41</text:p>
          </table:table-cell>
          <table:table-cell office:value-type="float" office:value="20" calcext:value-type="float">
            <text:p>20</text:p>
          </table:table-cell>
          <table:table-cell table:formula="of:=AVERAGE([.F91:.K91])" office:value-type="float" office:value="-34.8333333333333" calcext:value-type="float">
            <text:p>-34.8333333333333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25.390625" calcext:value-type="float">
            <text:p>25.390625</text:p>
          </table:table-cell>
          <table:table-cell office:value-type="float" office:value="1" calcext:value-type="float">
            <text:p>1</text:p>
          </table:table-cell>
          <table:table-cell office:value-type="float" office:value="1348" calcext:value-type="float">
            <text:p>1348</text:p>
          </table:table-cell>
          <table:table-cell office:value-type="float" office:value="78" calcext:value-type="float">
            <text:p>78</text:p>
          </table:table-cell>
          <table:table-cell office:value-type="float" office:value="-54" calcext:value-type="float">
            <text:p>-54</text:p>
          </table:table-cell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9" calcext:value-type="float">
            <text:p>19</text:p>
          </table:table-cell>
          <table:table-cell table:formula="of:=AVERAGE([.F92:.K92])" office:value-type="float" office:value="-29.1666666666667" calcext:value-type="float">
            <text:p>-29.1666666666667</text:p>
          </table:table-cell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30.875" calcext:value-type="float">
            <text:p>30.875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92" calcext:value-type="float">
            <text:p>9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43" calcext:value-type="float">
            <text:p>-43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table:formula="of:=AVERAGE([.F93:.K93])" office:value-type="float" office:value="-28.6666666666667" calcext:value-type="float">
            <text:p>-28.6666666666667</text:p>
          </table:table-cell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31.4375" calcext:value-type="float">
            <text:p>31.4375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61" calcext:value-type="float">
            <text:p>61</text:p>
          </table:table-cell>
          <table:table-cell office:value-type="float" office:value="-67" calcext:value-type="float">
            <text:p>-67</text:p>
          </table:table-cell>
          <table:table-cell office:value-type="float" office:value="-13" calcext:value-type="float">
            <text:p>-13</text:p>
          </table:table-cell>
          <table:table-cell office:value-type="float" office:value="-73" calcext:value-type="float">
            <text:p>-73</text:p>
          </table:table-cell>
          <table:table-cell office:value-type="float" office:value="-51" calcext:value-type="float">
            <text:p>-51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table:formula="of:=AVERAGE([.F94:.K94])" office:value-type="float" office:value="-34.6666666666667" calcext:value-type="float">
            <text:p>-34.6666666666667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37.8563829787234" calcext:value-type="float">
            <text:p>37.8563829787234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54" calcext:value-type="float">
            <text:p>54</text:p>
          </table:table-cell>
          <table:table-cell office:value-type="float" office:value="-53" calcext:value-type="float">
            <text:p>-53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16" calcext:value-type="float">
            <text:p>16</text:p>
          </table:table-cell>
          <table:table-cell table:formula="of:=AVERAGE([.F95:.K95])" office:value-type="float" office:value="-31.1666666666667" calcext:value-type="float">
            <text:p>-31.1666666666667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55.8817204301075" calcext:value-type="float">
            <text:p>55.8817204301075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83" calcext:value-type="float">
            <text:p>83</text:p>
          </table:table-cell>
          <table:table-cell office:value-type="float" office:value="-55" calcext:value-type="float">
            <text:p>-55</text:p>
          </table:table-cell>
          <table:table-cell office:value-type="float" office:value="-10" calcext:value-type="float">
            <text:p>-10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table:formula="of:=AVERAGE([.F96:.K96])" office:value-type="float" office:value="-32.6666666666667" calcext:value-type="float">
            <text:p>-32.6666666666667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54.1966292134832" calcext:value-type="float">
            <text:p>54.1966292134832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117" calcext:value-type="float">
            <text:p>117</text:p>
          </table:table-cell>
          <table:table-cell office:value-type="float" office:value="-51" calcext:value-type="float">
            <text:p>-51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table:formula="of:=AVERAGE([.F97:.K97])" office:value-type="float" office:value="-29.6666666666667" calcext:value-type="float">
            <text:p>-29.6666666666667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64.1197916666667" calcext:value-type="float">
            <text:p>64.1197916666667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134" calcext:value-type="float">
            <text:p>134</text:p>
          </table:table-cell>
          <table:table-cell office:value-type="float" office:value="-64" calcext:value-type="float">
            <text:p>-64</text:p>
          </table:table-cell>
          <table:table-cell office:value-type="float" office:value="-22" calcext:value-type="float">
            <text:p>-22</text:p>
          </table:table-cell>
          <table:table-cell office:value-type="float" office:value="-55" calcext:value-type="float">
            <text:p>-55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24" calcext:value-type="float">
            <text:p>24</text:p>
          </table:table-cell>
          <table:table-cell table:formula="of:=AVERAGE([.F98:.K98])" office:value-type="float" office:value="-40.6666666666667" calcext:value-type="float">
            <text:p>-40.6666666666667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72.2239583333333" calcext:value-type="float">
            <text:p>72.2239583333333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27" calcext:value-type="float">
            <text:p>27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-39" calcext:value-type="float">
            <text:p>-39</text:p>
          </table:table-cell>
          <table:table-cell office:value-type="float" office:value="17" calcext:value-type="float">
            <text:p>17</text:p>
          </table:table-cell>
          <table:table-cell table:formula="of:=AVERAGE([.F99:.K99])" office:value-type="float" office:value="-25.1666666666667" calcext:value-type="float">
            <text:p>-25.1666666666667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68.90625" calcext:value-type="float">
            <text:p>68.90625</text:p>
          </table:table-cell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116" calcext:value-type="float">
            <text:p>116</text:p>
          </table:table-cell>
          <table:table-cell office:value-type="float" office:value="-54" calcext:value-type="float">
            <text:p>-54</text:p>
          </table:table-cell>
          <table:table-cell office:value-type="float" office:value="-10" calcext:value-type="float">
            <text:p>-10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table:formula="of:=AVERAGE([.F100:.K100])" office:value-type="float" office:value="-28.5" calcext:value-type="float">
            <text:p>-28.5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49.5572916666667" calcext:value-type="float">
            <text:p>49.5572916666667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50" calcext:value-type="float">
            <text:p>50</text:p>
          </table:table-cell>
          <table:table-cell office:value-type="float" office:value="-65" calcext:value-type="float">
            <text:p>-65</text:p>
          </table:table-cell>
          <table:table-cell office:value-type="float" office:value="-20" calcext:value-type="float">
            <text:p>-20</text:p>
          </table:table-cell>
          <table:table-cell office:value-type="float" office:value="-80" calcext:value-type="float">
            <text:p>-80</text:p>
          </table:table-cell>
          <table:table-cell office:value-type="float" office:value="-53" calcext:value-type="float">
            <text:p>-53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table:formula="of:=AVERAGE([.F101:.K101])" office:value-type="float" office:value="-37.1666666666667" calcext:value-type="float">
            <text:p>-37.1666666666667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30.4585635359116" calcext:value-type="float">
            <text:p>30.4585635359116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47" calcext:value-type="float">
            <text:p>47</text:p>
          </table:table-cell>
          <table:table-cell office:value-type="float" office:value="-52" calcext:value-type="float">
            <text:p>-52</text:p>
          </table:table-cell>
          <table:table-cell office:value-type="float" office:value="-11" calcext:value-type="float">
            <text:p>-11</text:p>
          </table:table-cell>
          <table:table-cell office:value-type="float" office:value="-70" calcext:value-type="float">
            <text:p>-70</text:p>
          </table:table-cell>
          <table:table-cell office:value-type="float" office:value="-50" calcext:value-type="float">
            <text:p>-50</text:p>
          </table:table-cell>
          <table:table-cell office:value-type="float" office:value="-37" calcext:value-type="float">
            <text:p>-37</text:p>
          </table:table-cell>
          <table:table-cell office:value-type="float" office:value="17" calcext:value-type="float">
            <text:p>17</text:p>
          </table:table-cell>
          <table:table-cell table:formula="of:=AVERAGE([.F102:.K102])" office:value-type="float" office:value="-33.8333333333333" calcext:value-type="float">
            <text:p>-33.8333333333333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6.9341317365269" calcext:value-type="float">
            <text:p>26.9341317365269</text:p>
          </table:table-cell>
          <table:table-cell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office:value-type="float" office:value="149" calcext:value-type="float">
            <text:p>149</text:p>
          </table:table-cell>
          <table:table-cell office:value-type="float" office:value="-52" calcext:value-type="float">
            <text:p>-52</text:p>
          </table:table-cell>
          <table:table-cell office:value-type="float" office:value="-12" calcext:value-type="float">
            <text:p>-12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table:formula="of:=AVERAGE([.F103:.K103])" office:value-type="float" office:value="-32.8333333333333" calcext:value-type="float">
            <text:p>-32.8333333333333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6.5416666666667" calcext:value-type="float">
            <text:p>26.5416666666667</text:p>
          </table:table-cell>
          <table:table-cell office:value-type="float" office:value="2" calcext:value-type="float">
            <text:p>2</text:p>
          </table:table-cell>
          <table:table-cell office:value-type="float" office:value="2104" calcext:value-type="float">
            <text:p>2104</text:p>
          </table:table-cell>
          <table:table-cell office:value-type="float" office:value="104" calcext:value-type="float">
            <text:p>104</text:p>
          </table:table-cell>
          <table:table-cell office:value-type="float" office:value="-50" calcext:value-type="float">
            <text:p>-50</text:p>
          </table:table-cell>
          <table:table-cell office:value-type="float" office:value="-8" calcext:value-type="float">
            <text:p>-8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-37" calcext:value-type="float">
            <text:p>-37</text:p>
          </table:table-cell>
          <table:table-cell office:value-type="float" office:value="17" calcext:value-type="float">
            <text:p>17</text:p>
          </table:table-cell>
          <table:table-cell table:formula="of:=AVERAGE([.F104:.K10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32.6011904761905" calcext:value-type="float">
            <text:p>32.6011904761905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165" calcext:value-type="float">
            <text:p>165</text:p>
          </table:table-cell>
          <table:table-cell office:value-type="float" office:value="-52" calcext:value-type="float">
            <text:p>-52</text:p>
          </table:table-cell>
          <table:table-cell office:value-type="float" office:value="-11" calcext:value-type="float">
            <text:p>-11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-37" calcext:value-type="float">
            <text:p>-37</text:p>
          </table:table-cell>
          <table:table-cell office:value-type="float" office:value="18" calcext:value-type="float">
            <text:p>18</text:p>
          </table:table-cell>
          <table:table-cell table:formula="of:=AVERAGE([.F105:.K105])" office:value-type="float" office:value="-31.3333333333333" calcext:value-type="float">
            <text:p>-31.3333333333333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57.2095808383234" calcext:value-type="float">
            <text:p>57.2095808383234</text:p>
          </table:table-cell>
          <table:table-cell office:value-type="float" office:value="2" calcext:value-type="float">
            <text:p>2</text:p>
          </table:table-cell>
          <table:table-cell office:value-type="float" office:value="2498" calcext:value-type="float">
            <text:p>2498</text:p>
          </table:table-cell>
          <table:table-cell office:value-type="float" office:value="124" calcext:value-type="float">
            <text:p>124</text:p>
          </table:table-cell>
          <table:table-cell office:value-type="float" office:value="-48" calcext:value-type="float">
            <text:p>-48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table:formula="of:=AVERAGE([.F106:.K106])" office:value-type="float" office:value="-27.1666666666667" calcext:value-type="float">
            <text:p>-27.1666666666667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63.9642857142857" calcext:value-type="float">
            <text:p>63.9642857142857</text:p>
          </table:table-cell>
          <table:table-cell office:value-type="float" office:value="2" calcext:value-type="float">
            <text:p>2</text:p>
          </table:table-cell>
          <table:table-cell office:value-type="float" office:value="1376" calcext:value-type="float">
            <text:p>1376</text:p>
          </table:table-cell>
          <table:table-cell office:value-type="float" office:value="159" calcext:value-type="float">
            <text:p>159</text:p>
          </table:table-cell>
          <table:table-cell office:value-type="float" office:value="-51" calcext:value-type="float">
            <text:p>-51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-41" calcext:value-type="float">
            <text:p>-41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table:formula="of:=AVERAGE([.F107:.K107])" office:value-type="float" office:value="-25.8333333333333" calcext:value-type="float">
            <text:p>-25.8333333333333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53.40625" calcext:value-type="float">
            <text:p>53.40625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41" calcext:value-type="float">
            <text:p>41</text:p>
          </table:table-cell>
          <table:table-cell office:value-type="float" office:value="-58" calcext:value-type="float">
            <text:p>-58</text:p>
          </table:table-cell>
          <table:table-cell office:value-type="float" office:value="-13" calcext:value-type="float">
            <text:p>-13</text:p>
          </table:table-cell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table:formula="of:=AVERAGE([.F108:.K108])" office:value-type="float" office:value="-28.3333333333333" calcext:value-type="float">
            <text:p>-28.3333333333333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51.7225806451613" calcext:value-type="float">
            <text:p>51.7225806451613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43" calcext:value-type="float">
            <text:p>43</text:p>
          </table:table-cell>
          <table:table-cell office:value-type="float" office:value="-49" calcext:value-type="float">
            <text:p>-49</text:p>
          </table:table-cell>
          <table:table-cell office:value-type="float" office:value="-11" calcext:value-type="float">
            <text:p>-11</text:p>
          </table:table-cell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  <table:table-cell table:formula="of:=AVERAGE([.F109:.K109])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61.9821428571429" calcext:value-type="float">
            <text:p>61.9821428571429</text:p>
          </table:table-cell>
          <table:table-cell office:value-type="float" office:value="2" calcext:value-type="float">
            <text:p>2</text:p>
          </table:table-cell>
          <table:table-cell office:value-type="float" office:value="1403" calcext:value-type="float">
            <text:p>1403</text:p>
          </table:table-cell>
          <table:table-cell office:value-type="float" office:value="125" calcext:value-type="float">
            <text:p>125</text:p>
          </table:table-cell>
          <table:table-cell office:value-type="float" office:value="-51" calcext:value-type="float">
            <text:p>-51</text:p>
          </table:table-cell>
          <table:table-cell office:value-type="float" office:value="-14" calcext:value-type="float">
            <text:p>-14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table:formula="of:=AVERAGE([.F110:.K110])" office:value-type="float" office:value="-31.1666666666667" calcext:value-type="float">
            <text:p>-31.1666666666667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51.4916201117318" calcext:value-type="float">
            <text:p>51.4916201117318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87" calcext:value-type="float">
            <text:p>87</text:p>
          </table:table-cell>
          <table:table-cell office:value-type="float" office:value="-50" calcext:value-type="float">
            <text:p>-50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formula="of:=AVERAGE([.F111:.K111])" office:value-type="float" office:value="-30.1666666666667" calcext:value-type="float">
            <text:p>-30.1666666666667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57.9635416666667" calcext:value-type="float">
            <text:p>57.9635416666667</text:p>
          </table:table-cell>
          <table:table-cell office:value-type="float" office:value="2" calcext:value-type="float">
            <text:p>2</text:p>
          </table:table-cell>
          <table:table-cell office:value-type="float" office:value="862" calcext:value-type="float">
            <text:p>862</text:p>
          </table:table-cell>
          <table:table-cell office:value-type="float" office:value="74" calcext:value-type="float">
            <text:p>74</text:p>
          </table:table-cell>
          <table:table-cell office:value-type="float" office:value="-51" calcext:value-type="float">
            <text:p>-51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 table:formula="of:=AVERAGE([.F112:.K112])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38.5520833333333" calcext:value-type="float">
            <text:p>38.5520833333333</text:p>
          </table:table-cell>
          <table:table-cell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103" calcext:value-type="float">
            <text:p>103</text:p>
          </table:table-cell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table:formula="of:=AVERAGE([.F113:.K113])" office:value-type="float" office:value="-26.6666666666667" calcext:value-type="float">
            <text:p>-26.6666666666667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34.5511363636364" calcext:value-type="float">
            <text:p>34.5511363636364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-54" calcext:value-type="float">
            <text:p>-54</text:p>
          </table:table-cell>
          <table:table-cell office:value-type="float" office:value="-7" calcext:value-type="float">
            <text:p>-7</text:p>
          </table:table-cell>
          <table:table-cell office:value-type="float" office:value="-67" calcext:value-type="float">
            <text:p>-67</text:p>
          </table:table-cell>
          <table:table-cell office:value-type="float" office:value="-43" calcext:value-type="float">
            <text:p>-43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table:formula="of:=AVERAGE([.F114:.K114])" office:value-type="float" office:value="-29.1666666666667" calcext:value-type="float">
            <text:p>-29.1666666666667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20.2022471910112" calcext:value-type="float">
            <text:p>20.2022471910112</text:p>
          </table:table-cell>
          <table:table-cell office:value-type="float" office:value="2" calcext:value-type="float">
            <text:p>2</text:p>
          </table:table-cell>
          <table:table-cell office:value-type="float" office:value="774" calcext:value-type="float">
            <text:p>774</text:p>
          </table:table-cell>
          <table:table-cell office:value-type="float" office:value="27" calcext:value-type="float">
            <text:p>27</text:p>
          </table:table-cell>
          <table:table-cell office:value-type="float" office:value="-61" calcext:value-type="float">
            <text:p>-61</text:p>
          </table:table-cell>
          <table:table-cell office:value-type="float" office:value="-13" calcext:value-type="float">
            <text:p>-13</text:p>
          </table:table-cell>
          <table:table-cell office:value-type="float" office:value="-70" calcext:value-type="float">
            <text:p>-70</text:p>
          </table:table-cell>
          <table:table-cell office:value-type="float" office:value="-49" calcext:value-type="float">
            <text:p>-49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formula="of:=AVERAGE([.F115:.K115])" office:value-type="float" office:value="-32.1666666666667" calcext:value-type="float">
            <text:p>-32.1666666666667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24" calcext:value-type="float">
            <text:p>24</text:p>
          </table:table-cell>
          <table:table-cell office:value-type="float" office:value="-48" calcext:value-type="float">
            <text:p>-48</text:p>
          </table:table-cell>
          <table:table-cell office:value-type="float" office:value="-9" calcext:value-type="float">
            <text:p>-9</text:p>
          </table:table-cell>
          <table:table-cell office:value-type="float" office:value="-63" calcext:value-type="float">
            <text:p>-63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table:formula="of:=AVERAGE([.F116:.K116])" office:value-type="float" office:value="-30.6666666666667" calcext:value-type="float">
            <text:p>-30.6666666666667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25.15625" calcext:value-type="float">
            <text:p>25.15625</text:p>
          </table:table-cell>
          <table:table-cell office:value-type="float" office:value="2" calcext:value-type="float">
            <text:p>2</text:p>
          </table:table-cell>
          <table:table-cell office:value-type="float" office:value="585" calcext:value-type="float">
            <text:p>585</text:p>
          </table:table-cell>
          <table:table-cell office:value-type="float" office:value="133" calcext:value-type="float">
            <text:p>133</text:p>
          </table:table-cell>
          <table:table-cell office:value-type="float" office:value="-46" calcext:value-type="float">
            <text:p>-46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45" calcext:value-type="float">
            <text:p>-45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 table:formula="of:=AVERAGE([.F117:.K117])" office:value-type="float" office:value="-28.1666666666667" calcext:value-type="float">
            <text:p>-28.1666666666667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3" calcext:value-type="float">
            <text:p>943</text:p>
          </table:table-cell>
          <table:table-cell office:value-type="float" office:value="68" calcext:value-type="float">
            <text:p>68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45" calcext:value-type="float">
            <text:p>-45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 table:formula="of:=AVERAGE([.F118:.K118])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office:value-type="float" office:value="71" calcext:value-type="float">
            <text:p>71</text:p>
          </table:table-cell>
          <table:table-cell office:value-type="float" office:value="-44" calcext:value-type="float">
            <text:p>-44</text:p>
          </table:table-cell>
          <table:table-cell office:value-type="float" office:value="2" calcext:value-type="float">
            <text:p>2</text:p>
          </table:table-cell>
          <table:table-cell office:value-type="float" office:value="-55" calcext:value-type="float">
            <text:p>-55</text:p>
          </table:table-cell>
          <table:table-cell office:value-type="float" office:value="-44" calcext:value-type="float">
            <text:p>-44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table:formula="of:=AVERAGE([.F119:.K119])" office:value-type="float" office:value="-26.3333333333333" calcext:value-type="float">
            <text:p>-26.3333333333333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float" office:value="102" calcext:value-type="float">
            <text:p>102</text:p>
          </table:table-cell>
          <table:table-cell office:value-type="float" office:value="-39" calcext:value-type="float">
            <text:p>-39</text:p>
          </table:table-cell>
          <table:table-cell office:value-type="float" office:value="7" calcext:value-type="float">
            <text:p>7</text:p>
          </table:table-cell>
          <table:table-cell office:value-type="float" office:value="-52" calcext:value-type="float">
            <text:p>-52</text:p>
          </table:table-cell>
          <table:table-cell office:value-type="float" office:value="-41" calcext:value-type="float">
            <text:p>-41</text:p>
          </table:table-cell>
          <table:table-cell office:value-type="float" office:value="-31" calcext:value-type="float">
            <text:p>-31</text:p>
          </table:table-cell>
          <table:table-cell office:value-type="float" office:value="15" calcext:value-type="float">
            <text:p>15</text:p>
          </table:table-cell>
          <table:table-cell table:formula="of:=AVERAGE([.F120:.K120])" office:value-type="float" office:value="-23.5" calcext:value-type="float">
            <text:p>-23.5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5" calcext:value-type="float">
            <text:p>585</text:p>
          </table:table-cell>
          <table:table-cell office:value-type="float" office:value="78" calcext:value-type="float">
            <text:p>78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  <table:table-cell office:value-type="float" office:value="-63" calcext:value-type="float">
            <text:p>-63</text:p>
          </table:table-cell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formula="of:=AVERAGE([.F121:.K121])" office:value-type="float" office:value="-22.3333333333333" calcext:value-type="float">
            <text:p>-22.3333333333333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-48" calcext:value-type="float">
            <text:p>-48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41" calcext:value-type="float">
            <text:p>-41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formula="of:=AVERAGE([.F122:.K122])" office:value-type="float" office:value="-23.3333333333333" calcext:value-type="float">
            <text:p>-23.3333333333333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26" calcext:value-type="float">
            <text:p>26</text:p>
          </table:table-cell>
          <table:table-cell office:value-type="float" office:value="-37" calcext:value-type="float">
            <text:p>-37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 table:formula="of:=AVERAGE([.F123:.K123])" office:value-type="float" office:value="-23.5" calcext:value-type="float">
            <text:p>-23.5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62" calcext:value-type="float">
            <text:p>1062</text:p>
          </table:table-cell>
          <table:table-cell office:value-type="float" office:value="131" calcext:value-type="float">
            <text:p>131</text:p>
          </table:table-cell>
          <table:table-cell office:value-type="float" office:value="-38" calcext:value-type="float">
            <text:p>-38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table:formula="of:=AVERAGE([.F124:.K124])" office:value-type="float" office:value="-23.8333333333333" calcext:value-type="float">
            <text:p>-23.8333333333333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5" calcext:value-type="float">
            <text:p>805</text:p>
          </table:table-cell>
          <table:table-cell office:value-type="float" office:value="46" calcext:value-type="float">
            <text:p>46</text:p>
          </table:table-cell>
          <table:table-cell office:value-type="float" office:value="-38" calcext:value-type="float">
            <text:p>-38</text:p>
          </table:table-cell>
          <table:table-cell office:value-type="float" office:value="3" calcext:value-type="float">
            <text:p>3</text:p>
          </table:table-cell>
          <table:table-cell office:value-type="float" office:value="-48" calcext:value-type="float">
            <text:p>-48</text:p>
          </table:table-cell>
          <table:table-cell office:value-type="float" office:value="-41" calcext:value-type="float">
            <text:p>-41</text:p>
          </table:table-cell>
          <table:table-cell office:value-type="float" office:value="-32" calcext:value-type="float">
            <text:p>-32</text:p>
          </table:table-cell>
          <table:table-cell office:value-type="float" office:value="13" calcext:value-type="float">
            <text:p>13</text:p>
          </table:table-cell>
          <table:table-cell table:formula="of:=AVERAGE([.F125:.K125])" office:value-type="float" office:value="-23.8333333333333" calcext:value-type="float">
            <text:p>-23.8333333333333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933" calcext:value-type="float">
            <text:p>933</text:p>
          </table:table-cell>
          <table:table-cell office:value-type="float" office:value="77" calcext:value-type="float">
            <text:p>77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43" calcext:value-type="float">
            <text:p>-43</text:p>
          </table:table-cell>
          <table:table-cell office:value-type="float" office:value="-31" calcext:value-type="float">
            <text:p>-31</text:p>
          </table:table-cell>
          <table:table-cell office:value-type="float" office:value="15" calcext:value-type="float">
            <text:p>15</text:p>
          </table:table-cell>
          <table:table-cell table:formula="of:=AVERAGE([.F126:.K126])" office:value-type="float" office:value="-25.8333333333333" calcext:value-type="float">
            <text:p>-25.8333333333333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31" calcext:value-type="float">
            <text:p>631</text:p>
          </table:table-cell>
          <table:table-cell office:value-type="float" office:value="76" calcext:value-type="float">
            <text:p>76</text:p>
          </table:table-cell>
          <table:table-cell office:value-type="float" office:value="-35" calcext:value-type="float">
            <text:p>-35</text:p>
          </table:table-cell>
          <table:table-cell office:value-type="float" office:value="7" calcext:value-type="float">
            <text:p>7</text:p>
          </table:table-cell>
          <table:table-cell office:value-type="float" office:value="-45" calcext:value-type="float">
            <text:p>-45</text:p>
          </table:table-cell>
          <table:table-cell office:value-type="float" office:value="-38" calcext:value-type="float">
            <text:p>-38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table:formula="of:=AVERAGE([.F127:.K127])" office:value-type="float" office:value="-21.1666666666667" calcext:value-type="float">
            <text:p>-21.1666666666667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float" office:value="-49" calcext:value-type="float">
            <text:p>-49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formula="of:=AVERAGE([.F128:.K128])" office:value-type="float" office:value="-19.1666666666667" calcext:value-type="float">
            <text:p>-19.1666666666667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47" calcext:value-type="float">
            <text:p>-47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formula="of:=AVERAGE([.F129:.K129])" office:value-type="float" office:value="-23.3333333333333" calcext:value-type="float">
            <text:p>-23.3333333333333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25" calcext:value-type="float">
            <text:p>525</text:p>
          </table:table-cell>
          <table:table-cell office:value-type="float" office:value="45" calcext:value-type="float">
            <text:p>45</text:p>
          </table:table-cell>
          <table:table-cell office:value-type="float" office:value="-38" calcext:value-type="float">
            <text:p>-38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40" calcext:value-type="float">
            <text:p>-40</text:p>
          </table:table-cell>
          <table:table-cell office:value-type="float" office:value="-29" calcext:value-type="float">
            <text:p>-29</text:p>
          </table:table-cell>
          <table:table-cell office:value-type="float" office:value="12" calcext:value-type="float">
            <text:p>12</text:p>
          </table:table-cell>
          <table:table-cell table:formula="of:=AVERAGE([.F130:.K130])" office:value-type="float" office:value="-24.1666666666667" calcext:value-type="float">
            <text:p>-24.1666666666667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86" calcext:value-type="float">
            <text:p>486</text:p>
          </table:table-cell>
          <table:table-cell office:value-type="float" office:value="77" calcext:value-type="float">
            <text:p>77</text:p>
          </table:table-cell>
          <table:table-cell office:value-type="float" office:value="-46" calcext:value-type="float">
            <text:p>-46</text:p>
          </table:table-cell>
          <table:table-cell office:value-type="float" office:value="-14" calcext:value-type="float">
            <text:p>-14</text:p>
          </table:table-cell>
          <table:table-cell office:value-type="float" office:value="-65" calcext:value-type="float">
            <text:p>-65</text:p>
          </table:table-cell>
          <table:table-cell office:value-type="float" office:value="-46" calcext:value-type="float">
            <text:p>-46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 table:formula="of:=AVERAGE([.F131:.K131])" office:value-type="float" office:value="-31.6666666666667" calcext:value-type="float">
            <text:p>-31.6666666666667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68" calcext:value-type="float">
            <text:p>368</text:p>
          </table:table-cell>
          <table:table-cell office:value-type="float" office:value="68" calcext:value-type="float">
            <text:p>68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table:formula="of:=AVERAGE([.F132:.K132])" office:value-type="float" office:value="-29.5" calcext:value-type="float">
            <text:p>-29.5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43" calcext:value-type="float">
            <text:p>-43</text:p>
          </table:table-cell>
          <table:table-cell office:value-type="float" office:value="-31" calcext:value-type="float">
            <text:p>-31</text:p>
          </table:table-cell>
          <table:table-cell office:value-type="float" office:value="16" calcext:value-type="float">
            <text:p>16</text:p>
          </table:table-cell>
          <table:table-cell table:formula="of:=AVERAGE([.F133:.K133])" office:value-type="float" office:value="-26.3333333333333" calcext:value-type="float">
            <text:p>-26.3333333333333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37" calcext:value-type="float">
            <text:p>-37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formula="of:=AVERAGE([.F134:.K134])" office:value-type="float" office:value="-19.8333333333333" calcext:value-type="float">
            <text:p>-19.8333333333333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33" calcext:value-type="float">
            <text:p>1133</text:p>
          </table:table-cell>
          <table:table-cell office:value-type="float" office:value="69" calcext:value-type="float">
            <text:p>69</text:p>
          </table:table-cell>
          <table:table-cell office:value-type="float" office:value="-36" calcext:value-type="float">
            <text:p>-36</text:p>
          </table:table-cell>
          <table:table-cell office:value-type="float" office:value="3" calcext:value-type="float">
            <text:p>3</text:p>
          </table:table-cell>
          <table:table-cell office:value-type="float" office:value="-49" calcext:value-type="float">
            <text:p>-49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formula="of:=AVERAGE([.F135:.K135])" office:value-type="float" office:value="-18.8333333333333" calcext:value-type="float">
            <text:p>-18.833333333333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table:formula="of:=AVERAGE([.F136:.K136])" office:value-type="float" office:value="-21.1666666666667" calcext:value-type="float">
            <text:p>-21.1666666666667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9" calcext:value-type="float">
            <text:p>-39</text:p>
          </table:table-cell>
          <table:table-cell office:value-type="float" office:value="-26" calcext:value-type="float">
            <text:p>-26</text:p>
          </table:table-cell>
          <table:table-cell office:value-type="float" office:value="12" calcext:value-type="float">
            <text:p>12</text:p>
          </table:table-cell>
          <table:table-cell table:formula="of:=AVERAGE([.F137:.K137])" office:value-type="float" office:value="-22.1666666666667" calcext:value-type="float">
            <text:p>-22.1666666666667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-38" calcext:value-type="float">
            <text:p>-38</text:p>
          </table:table-cell>
          <table:table-cell office:value-type="float" office:value="-7" calcext:value-type="float">
            <text:p>-7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29" calcext:value-type="float">
            <text:p>-29</text:p>
          </table:table-cell>
          <table:table-cell office:value-type="float" office:value="15" calcext:value-type="float">
            <text:p>15</text:p>
          </table:table-cell>
          <table:table-cell table:formula="of:=AVERAGE([.F138:.K138])" office:value-type="float" office:value="-23.8333333333333" calcext:value-type="float">
            <text:p>-23.8333333333333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13" calcext:value-type="float">
            <text:p>1213</text:p>
          </table:table-cell>
          <table:table-cell office:value-type="float" office:value="91" calcext:value-type="float">
            <text:p>91</text:p>
          </table:table-cell>
          <table:table-cell office:value-type="float" office:value="-37" calcext:value-type="float">
            <text:p>-3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0" calcext:value-type="float">
            <text:p>-40</text:p>
          </table:table-cell>
          <table:table-cell office:value-type="float" office:value="-29" calcext:value-type="float">
            <text:p>-29</text:p>
          </table:table-cell>
          <table:table-cell office:value-type="float" office:value="14" calcext:value-type="float">
            <text:p>14</text:p>
          </table:table-cell>
          <table:table-cell table:formula="of:=AVERAGE([.F139:.K139])" office:value-type="float" office:value="-22.8333333333333" calcext:value-type="float">
            <text:p>-22.8333333333333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office:value-type="float" office:value="-38" calcext:value-type="float">
            <text:p>-38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15" calcext:value-type="float">
            <text:p>15</text:p>
          </table:table-cell>
          <table:table-cell table:formula="of:=AVERAGE([.F140:.K140])" office:value-type="float" office:value="-22.1666666666667" calcext:value-type="float">
            <text:p>-22.1666666666667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46" calcext:value-type="float">
            <text:p>946</text:p>
          </table:table-cell>
          <table:table-cell office:value-type="float" office:value="28" calcext:value-type="float">
            <text:p>28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13" calcext:value-type="float">
            <text:p>13</text:p>
          </table:table-cell>
          <table:table-cell table:formula="of:=AVERAGE([.F141:.K141])"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-35" calcext:value-type="float">
            <text:p>-35</text:p>
          </table:table-cell>
          <table:table-cell office:value-type="float" office:value="3" calcext:value-type="float">
            <text:p>3</text:p>
          </table:table-cell>
          <table:table-cell office:value-type="float" office:value="-34" calcext:value-type="float">
            <text:p>-34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table:formula="of:=AVERAGE([.F142:.K142])" office:value-type="float" office:value="-15.8333333333333" calcext:value-type="float">
            <text:p>-15.8333333333333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36" calcext:value-type="float">
            <text:p>-36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formula="of:=AVERAGE([.F143:.K143])" office:value-type="float" office:value="-20.1666666666667" calcext:value-type="float">
            <text:p>-20.1666666666667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-35" calcext:value-type="float">
            <text:p>-3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8" calcext:value-type="float">
            <text:p>-38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table:formula="of:=AVERAGE([.F144:.K144])" office:value-type="float" office:value="-21.6666666666667" calcext:value-type="float">
            <text:p>-21.6666666666667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-38" calcext:value-type="float">
            <text:p>-38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39" calcext:value-type="float">
            <text:p>-39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  <table:table-cell table:formula="of:=AVERAGE([.F145:.K145])" office:value-type="float" office:value="-22.3333333333333" calcext:value-type="float">
            <text:p>-22.3333333333333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96" calcext:value-type="float">
            <text:p>96</text:p>
          </table:table-cell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41" calcext:value-type="float">
            <text:p>-41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 table:formula="of:=AVERAGE([.F146:.K146])" office:value-type="float" office:value="-26.3333333333333" calcext:value-type="float">
            <text:p>-26.3333333333333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50" calcext:value-type="float">
            <text:p>50</text:p>
          </table:table-cell>
          <table:table-cell office:value-type="float" office:value="-48" calcext:value-type="float">
            <text:p>-48</text:p>
          </table:table-cell>
          <table:table-cell office:value-type="float" office:value="-12" calcext:value-type="float">
            <text:p>-12</text:p>
          </table:table-cell>
          <table:table-cell office:value-type="float" office:value="-66" calcext:value-type="float">
            <text:p>-66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table:formula="of:=AVERAGE([.F147:.K147])" office:value-type="float" office:value="-31.5" calcext:value-type="float">
            <text:p>-31.5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10" calcext:value-type="float">
            <text:p>10</text:p>
          </table:table-cell>
          <table:table-cell office:value-type="float" office:value="-47" calcext:value-type="float">
            <text:p>-47</text:p>
          </table:table-cell>
          <table:table-cell office:value-type="float" office:value="-36" calcext:value-type="float">
            <text:p>-36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formula="of:=AVERAGE([.F148:.K148])" office:value-type="float" office:value="-19.6666666666667" calcext:value-type="float">
            <text:p>-19.6666666666667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34" calcext:value-type="float">
            <text:p>34</text:p>
          </table:table-cell>
          <table:table-cell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office:value-type="float" office:value="-48" calcext:value-type="float">
            <text:p>-48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table:formula="of:=AVERAGE([.F149:.K149])" office:value-type="float" office:value="-16.3333333333333" calcext:value-type="float">
            <text:p>-16.3333333333333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38" calcext:value-type="float">
            <text:p>-38</text:p>
          </table:table-cell>
          <table:table-cell office:value-type="float" office:value="2" calcext:value-type="float">
            <text:p>2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formula="of:=AVERAGE([.F150:.K150])" office:value-type="float" office:value="-17.5" calcext:value-type="float">
            <text:p>-17.5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34" calcext:value-type="float">
            <text:p>-34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  <table:table-cell table:formula="of:=AVERAGE([.F151:.K151])" office:value-type="float" office:value="-18.8333333333333" calcext:value-type="float">
            <text:p>-18.8333333333333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float" office:value="48" calcext:value-type="float">
            <text:p>48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-35" calcext:value-type="float">
            <text:p>-35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table:formula="of:=AVERAGE([.F152:.K152])" office:value-type="float" office:value="-19.8333333333333" calcext:value-type="float">
            <text:p>-19.8333333333333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74" calcext:value-type="float">
            <text:p>674</text:p>
          </table:table-cell>
          <table:table-cell office:value-type="float" office:value="80" calcext:value-type="float">
            <text:p>80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  <table:table-cell office:value-type="float" office:value="-37" calcext:value-type="float">
            <text:p>-37</text:p>
          </table:table-cell>
          <table:table-cell office:value-type="float" office:value="-35" calcext:value-type="float">
            <text:p>-35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table:formula="of:=AVERAGE([.F153:.K153])"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formula="of:=AVERAGE([.F154:.K154])" office:value-type="float" office:value="-16.6666666666667" calcext:value-type="float">
            <text:p>-16.6666666666667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56" calcext:value-type="float">
            <text:p>56</text:p>
          </table:table-cell>
          <table:table-cell office:value-type="float" office:value="-21" calcext:value-type="float">
            <text:p>-2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27" calcext:value-type="float">
            <text:p>-27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formula="of:=AVERAGE([.F155:.K155])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  <table:table-cell office:value-type="float" office:value="-29" calcext:value-type="float">
            <text:p>-29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formula="of:=AVERAGE([.F156:.K156])" office:value-type="float" office:value="-7.66666666666667" calcext:value-type="float">
            <text:p>-7.66666666666667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8" calcext:value-type="float">
            <text:p>8</text:p>
          </table:table-cell>
          <table:table-cell office:value-type="float" office:value="-43" calcext:value-type="float">
            <text:p>-43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F157:.K157])" office:value-type="float" office:value="-15.6666666666667" calcext:value-type="float">
            <text:p>-15.6666666666667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-33" calcext:value-type="float">
            <text:p>-33</text:p>
          </table:table-cell>
          <table:table-cell office:value-type="float" office:value="-26" calcext:value-type="float">
            <text:p>-26</text:p>
          </table:table-cell>
          <table:table-cell office:value-type="float" office:value="10" calcext:value-type="float">
            <text:p>10</text:p>
          </table:table-cell>
          <table:table-cell table:formula="of:=AVERAGE([.F158:.K158])" office:value-type="float" office:value="-18.3333333333333" calcext:value-type="float">
            <text:p>-18.3333333333333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28" calcext:value-type="float">
            <text:p>1428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35" calcext:value-type="float">
            <text:p>-35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 table:formula="of:=AVERAGE([.F159:.K159])"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5" calcext:value-type="float">
            <text:p>1525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-36" calcext:value-type="float">
            <text:p>-36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table:formula="of:=AVERAGE([.F160:.K160])" office:value-type="float" office:value="-18.8333333333333" calcext:value-type="float">
            <text:p>-18.8333333333333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3" calcext:value-type="float">
            <text:p>873</text:p>
          </table:table-cell>
          <table:table-cell office:value-type="float" office:value="56" calcext:value-type="float">
            <text:p>56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formula="of:=AVERAGE([.F161:.K161])"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33" calcext:value-type="float">
            <text:p>33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29" calcext:value-type="float">
            <text:p>-29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formula="of:=AVERAGE([.F162:.K162])" office:value-type="float" office:value="-12.1666666666667" calcext:value-type="float">
            <text:p>-12.1666666666667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formula="of:=AVERAGE([.F163:.K163])" office:value-type="float" office:value="-12.5" calcext:value-type="float">
            <text:p>-12.5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-41" calcext:value-type="float">
            <text:p>-41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36" calcext:value-type="float">
            <text:p>-36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formula="of:=AVERAGE([.F164:.K164])" office:value-type="float" office:value="-22.5" calcext:value-type="float">
            <text:p>-22.5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43" calcext:value-type="float">
            <text:p>-43</text:p>
          </table:table-cell>
          <table:table-cell office:value-type="float" office:value="-34" calcext:value-type="float">
            <text:p>-34</text:p>
          </table:table-cell>
          <table:table-cell office:value-type="float" office:value="-25" calcext:value-type="float">
            <text:p>-25</text:p>
          </table:table-cell>
          <table:table-cell office:value-type="float" office:value="11" calcext:value-type="float">
            <text:p>11</text:p>
          </table:table-cell>
          <table:table-cell table:formula="of:=AVERAGE([.F165:.K165])" office:value-type="float" office:value="-19.8333333333333" calcext:value-type="float">
            <text:p>-19.8333333333333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89" calcext:value-type="float">
            <text:p>1289</text:p>
          </table:table-cell>
          <table:table-cell office:value-type="float" office:value="101" calcext:value-type="float">
            <text:p>101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formula="of:=AVERAGE([.F166:.K166])" office:value-type="float" office:value="-20.6666666666667" calcext:value-type="float">
            <text:p>-20.6666666666667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117" calcext:value-type="float">
            <text:p>117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  <table:table-cell table:formula="of:=AVERAGE([.F167:.K167])" office:value-type="float" office:value="-19.5" calcext:value-type="float">
            <text:p>-19.5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3" calcext:value-type="float">
            <text:p>753</text:p>
          </table:table-cell>
          <table:table-cell office:value-type="float" office:value="79" calcext:value-type="float">
            <text:p>79</text:p>
          </table:table-cell>
          <table:table-cell office:value-type="float" office:value="-38" calcext:value-type="float">
            <text:p>-38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38" calcext:value-type="float">
            <text:p>-38</text:p>
          </table:table-cell>
          <table:table-cell office:value-type="float" office:value="-26" calcext:value-type="float">
            <text:p>-26</text:p>
          </table:table-cell>
          <table:table-cell office:value-type="float" office:value="14" calcext:value-type="float">
            <text:p>14</text:p>
          </table:table-cell>
          <table:table-cell table:formula="of:=AVERAGE([.F168:.K168])" office:value-type="float" office:value="-23.8333333333333" calcext:value-type="float">
            <text:p>-23.8333333333333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-39" calcext:value-type="float">
            <text:p>-39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38" calcext:value-type="float">
            <text:p>-38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formula="of:=AVERAGE([.F169:.K169])" office:value-type="float" office:value="-24.1666666666667" calcext:value-type="float">
            <text:p>-24.1666666666667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1" calcext:value-type="float">
            <text:p>931</text:p>
          </table:table-cell>
          <table:table-cell office:value-type="float" office:value="31" calcext:value-type="float">
            <text:p>31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42" calcext:value-type="float">
            <text:p>-4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table:formula="of:=AVERAGE([.F170:.K170])" office:value-type="float" office:value="-27.1666666666667" calcext:value-type="float">
            <text:p>-27.1666666666667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office:value-type="float" office:value="25" calcext:value-type="float">
            <text:p>25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39" calcext:value-type="float">
            <text:p>-39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formula="of:=AVERAGE([.F171:.K171])"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85" calcext:value-type="float">
            <text:p>85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-35" calcext:value-type="float">
            <text:p>-35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formula="of:=AVERAGE([.F172:.K172])" office:value-type="float" office:value="-20.6666666666667" calcext:value-type="float">
            <text:p>-20.6666666666667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88" calcext:value-type="float">
            <text:p>88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36" calcext:value-type="float">
            <text:p>-36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formula="of:=AVERAGE([.F173:.K173])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1" calcext:value-type="float">
            <text:p>951</text:p>
          </table:table-cell>
          <table:table-cell office:value-type="float" office:value="64" calcext:value-type="float">
            <text:p>64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44" calcext:value-type="float">
            <text:p>-44</text:p>
          </table:table-cell>
          <table:table-cell office:value-type="float" office:value="-36" calcext:value-type="float">
            <text:p>-36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table:formula="of:=AVERAGE([.F174:.K174])" office:value-type="float" office:value="-20.3333333333333" calcext:value-type="float">
            <text:p>-20.3333333333333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5" calcext:value-type="float">
            <text:p>735</text:p>
          </table:table-cell>
          <table:table-cell office:value-type="float" office:value="98" calcext:value-type="float">
            <text:p>98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  <table:table-cell table:formula="of:=AVERAGE([.F175:.K175])" office:value-type="float" office:value="-18.5" calcext:value-type="float">
            <text:p>-18.5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6" calcext:value-type="float">
            <text:p>696</text:p>
          </table:table-cell>
          <table:table-cell office:value-type="float" office:value="32" calcext:value-type="float">
            <text:p>32</text:p>
          </table:table-cell>
          <table:table-cell office:value-type="float" office:value="-25" calcext:value-type="float">
            <text:p>-25</text:p>
          </table:table-cell>
          <table:table-cell office:value-type="float" office:value="10" calcext:value-type="float">
            <text:p>10</text:p>
          </table:table-cell>
          <table:table-cell office:value-type="float" office:value="-17" calcext:value-type="float">
            <text:p>-17</text:p>
          </table:table-cell>
          <table:table-cell office:value-type="float" office:value="-29" calcext:value-type="float">
            <text:p>-29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formula="of:=AVERAGE([.F176:.K176])" office:value-type="float" office:value="-11.8333333333333" calcext:value-type="float">
            <text:p>-11.8333333333333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AVERAGE([.F177:.K177])" office:value-type="float" office:value="-10.6666666666667" calcext:value-type="float">
            <text:p>-10.6666666666667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formula="of:=AVERAGE([.F178:.K178])" office:value-type="float" office:value="-11.5" calcext:value-type="float">
            <text:p>-11.5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float" office:value="-31" calcext:value-type="float">
            <text:p>-31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table:formula="of:=AVERAGE([.F179:.K179])" office:value-type="float" office:value="-18.3333333333333" calcext:value-type="float">
            <text:p>-18.3333333333333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22" calcext:value-type="float">
            <text:p>1222</text:p>
          </table:table-cell>
          <table:table-cell office:value-type="float" office:value="74" calcext:value-type="float">
            <text:p>74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  <table:table-cell table:formula="of:=AVERAGE([.F180:.K180])" office:value-type="float" office:value="-19.1666666666667" calcext:value-type="float">
            <text:p>-19.1666666666667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formula="of:=AVERAGE([.F181:.K181])" office:value-type="float" office:value="-17.5" calcext:value-type="float">
            <text:p>-17.5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78" calcext:value-type="float">
            <text:p>478</text:p>
          </table:table-cell>
          <table:table-cell office:value-type="float" office:value="35" calcext:value-type="float">
            <text:p>35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-27" calcext:value-type="float">
            <text:p>-27</text:p>
          </table:table-cell>
          <table:table-cell office:value-type="float" office:value="-31" calcext:value-type="float">
            <text:p>-31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formula="of:=AVERAGE([.F182:.K182])"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46" calcext:value-type="float">
            <text:p>646</text:p>
          </table:table-cell>
          <table:table-cell office:value-type="float" office:value="40" calcext:value-type="float">
            <text:p>40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table:formula="of:=AVERAGE([.F183:.K183])" office:value-type="float" office:value="-8.16666666666667" calcext:value-type="float">
            <text:p>-8.16666666666667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  <table:table-cell office:value-type="float" office:value="27" calcext:value-type="float">
            <text:p>27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-25" calcext:value-type="float">
            <text:p>-25</text:p>
          </table:table-cell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table:formula="of:=AVERAGE([.F184:.K184])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2" calcext:value-type="float">
            <text:p>22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formula="of:=AVERAGE([.F185:.K185])" office:value-type="float" office:value="-7.83333333333333" calcext:value-type="float">
            <text:p>-7.83333333333333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22" calcext:value-type="float">
            <text:p>22</text:p>
          </table:table-cell>
          <table:table-cell office:value-type="float" office:value="-47" calcext:value-type="float">
            <text:p>-47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  <table:table-cell office:value-type="float" office:value="-57" calcext:value-type="float">
            <text:p>-57</text:p>
          </table:table-cell>
          <table:table-cell office:value-type="float" office:value="-64" calcext:value-type="float">
            <text:p>-64</text:p>
          </table:table-cell>
          <table:table-cell office:value-type="float" office:value="13" calcext:value-type="float">
            <text:p>13</text:p>
          </table:table-cell>
          <table:table-cell table:formula="of:=AVERAGE([.F186:.K186])" office:value-type="float" office:value="-25.1666666666667" calcext:value-type="float">
            <text:p>-25.1666666666667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office:value-type="float" office:value="33" calcext:value-type="float">
            <text:p>33</text:p>
          </table:table-cell>
          <table:table-cell office:value-type="float" office:value="-31" calcext:value-type="float">
            <text:p>-31</text:p>
          </table:table-cell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-28" calcext:value-type="float">
            <text:p>-28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table:formula="of:=AVERAGE([.F187:.K187])" office:value-type="float" office:value="-17.1666666666667" calcext:value-type="float">
            <text:p>-17.1666666666667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70" calcext:value-type="float">
            <text:p>70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  <table:table-cell office:value-type="float" office:value="-32" calcext:value-type="float">
            <text:p>-32</text:p>
          </table:table-cell>
          <table:table-cell office:value-type="float" office:value="-23" calcext:value-type="float">
            <text:p>-23</text:p>
          </table:table-cell>
          <table:table-cell office:value-type="float" office:value="10" calcext:value-type="float">
            <text:p>10</text:p>
          </table:table-cell>
          <table:table-cell table:formula="of:=AVERAGE([.F188:.K188])" office:value-type="float" office:value="-16.6666666666667" calcext:value-type="float">
            <text:p>-16.666666666666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4" calcext:value-type="float">
            <text:p>684</text:p>
          </table:table-cell>
          <table:table-cell office:value-type="float" office:value="47" calcext:value-type="float">
            <text:p>47</text:p>
          </table:table-cell>
          <table:table-cell office:value-type="float" office:value="-29" calcext:value-type="float">
            <text:p>-29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formula="of:=AVERAGE([.F189:.K189])" office:value-type="float" office:value="-14.3333333333333" calcext:value-type="float">
            <text:p>-14.3333333333333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-21" calcext:value-type="float">
            <text:p>-21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formula="of:=AVERAGE([.F190:.K190])" office:value-type="float" office:value="-9.33333333333333" calcext:value-type="float">
            <text:p>-9.33333333333333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AVERAGE([.F191:.K191])" office:value-type="float" office:value="-8.16666666666667" calcext:value-type="float">
            <text:p>-8.16666666666667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formula="of:=AVERAGE([.F192:.K192])" office:value-type="float" office:value="-10.3333333333333" calcext:value-type="float">
            <text:p>-10.3333333333333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-29" calcext:value-type="float">
            <text:p>-29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formula="of:=AVERAGE([.F193:.K193])" office:value-type="float" office:value="-13.6666666666667" calcext:value-type="float">
            <text:p>-13.6666666666667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7" calcext:value-type="float">
            <text:p>607</text:p>
          </table:table-cell>
          <table:table-cell office:value-type="float" office:value="114" calcext:value-type="float">
            <text:p>114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  <table:table-cell table:formula="of:=AVERAGE([.F194:.K194])" office:value-type="float" office:value="-20.3333333333333" calcext:value-type="float">
            <text:p>-20.333333333333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67" calcext:value-type="float">
            <text:p>767</text:p>
          </table:table-cell>
          <table:table-cell office:value-type="float" office:value="97" calcext:value-type="float">
            <text:p>97</text:p>
          </table:table-cell>
          <table:table-cell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-32" calcext:value-type="float">
            <text:p>-32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formula="of:=AVERAGE([.F195:.K195])" office:value-type="float" office:value="-16.5" calcext:value-type="float">
            <text:p>-16.5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table:formula="of:=AVERAGE([.F196:.K196])" office:value-type="float" office:value="-15.3333333333333" calcext:value-type="float">
            <text:p>-15.3333333333333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58" calcext:value-type="float">
            <text:p>58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formula="of:=AVERAGE([.F197:.K197])" office:value-type="float" office:value="-10.5" calcext:value-type="float">
            <text:p>-10.5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-23" calcext:value-type="float">
            <text:p>-2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formula="of:=AVERAGE([.F198:.K198])" office:value-type="float" office:value="-11.5" calcext:value-type="float">
            <text:p>-11.5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office:value-type="float" office:value="-45" calcext:value-type="float">
            <text:p>-45</text:p>
          </table:table-cell>
          <table:table-cell office:value-type="float" office:value="-7" calcext:value-type="float">
            <text:p>-7</text:p>
          </table:table-cell>
          <table:table-cell office:value-type="float" office:value="-65" calcext:value-type="float">
            <text:p>-65</text:p>
          </table:table-cell>
          <table:table-cell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formula="of:=AVERAGE([.F199:.K199])" office:value-type="float" office:value="-26.1666666666667" calcext:value-type="float">
            <text:p>-26.1666666666667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10" calcext:value-type="float">
            <text:p>10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formula="of:=AVERAGE([.F200:.K200])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71" calcext:value-type="float">
            <text:p>71</text:p>
          </table:table-cell>
          <table:table-cell office:value-type="float" office:value="-55" calcext:value-type="float">
            <text:p>-55</text:p>
          </table:table-cell>
          <table:table-cell office:value-type="float" office:value="-25" calcext:value-type="float">
            <text:p>-25</text:p>
          </table:table-cell>
          <table:table-cell office:value-type="float" office:value="-69" calcext:value-type="float">
            <text:p>-69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  <table:table-cell table:formula="of:=AVERAGE([.F201:.K201])" office:value-type="float" office:value="-35.1666666666667" calcext:value-type="float">
            <text:p>-35.1666666666667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8" calcext:value-type="float">
            <text:p>1028</text:p>
          </table:table-cell>
          <table:table-cell office:value-type="float" office:value="84" calcext:value-type="float">
            <text:p>84</text:p>
          </table:table-cell>
          <table:table-cell office:value-type="float" office:value="-36" calcext:value-type="float">
            <text:p>-36</text:p>
          </table:table-cell>
          <table:table-cell office:value-type="float" office:value="9" calcext:value-type="float">
            <text:p>9</text:p>
          </table:table-cell>
          <table:table-cell office:value-type="float" office:value="-51" calcext:value-type="float">
            <text:p>-51</text:p>
          </table:table-cell>
          <table:table-cell office:value-type="float" office:value="-36" calcext:value-type="float">
            <text:p>-36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table:formula="of:=AVERAGE([.F202:.K202])" office:value-type="float" office:value="-20.6666666666667" calcext:value-type="float">
            <text:p>-20.6666666666667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-37" calcext:value-type="float">
            <text:p>-37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table:formula="of:=AVERAGE([.F203:.K203])" office:value-type="float" office:value="-17.5" calcext:value-type="float">
            <text:p>-17.5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office:value-type="float" office:value="-17" calcext:value-type="float">
            <text:p>-17</text:p>
          </table:table-cell>
          <table:table-cell office:value-type="float" office:value="-27" calcext:value-type="float">
            <text:p>-27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formula="of:=AVERAGE([.F204:.K204])" office:value-type="float" office:value="-10.8333333333333" calcext:value-type="float">
            <text:p>-10.8333333333333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  <table:table-cell office:value-type="float" office:value="-22" calcext:value-type="float">
            <text:p>-2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formula="of:=AVERAGE([.F205:.K205])" office:value-type="float" office:value="-11.3333333333333" calcext:value-type="float">
            <text:p>-11.3333333333333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14" calcext:value-type="float">
            <text:p>2114</text:p>
          </table:table-cell>
          <table:table-cell office:value-type="float" office:value="15" calcext:value-type="float">
            <text:p>15</text:p>
          </table:table-cell>
          <table:table-cell office:value-type="float" office:value="-37" calcext:value-type="float">
            <text:p>-37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-23" calcext:value-type="float">
            <text:p>-2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AVERAGE([.F206:.K206])" office:value-type="float" office:value="-11.8333333333333" calcext:value-type="float">
            <text:p>-11.8333333333333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-36" calcext:value-type="float">
            <text:p>-36</text:p>
          </table:table-cell>
          <table:table-cell office:value-type="float" office:value="4" calcext:value-type="float">
            <text:p>4</text:p>
          </table:table-cell>
          <table:table-cell office:value-type="float" office:value="-28" calcext:value-type="float">
            <text:p>-28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formula="of:=AVERAGE([.F207:.K207])"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-37" calcext:value-type="float">
            <text:p>-37</text:p>
          </table:table-cell>
          <table:table-cell office:value-type="float" office:value="3" calcext:value-type="float">
            <text:p>3</text:p>
          </table:table-cell>
          <table:table-cell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  <table:table-cell table:formula="of:=AVERAGE([.F208:.K208])" office:value-type="float" office:value="-19.8333333333333" calcext:value-type="float">
            <text:p>-19.8333333333333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table:formula="of:=AVERAGE([.F209:.K209])" office:value-type="float" office:value="-15.5" calcext:value-type="float">
            <text:p>-15.5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office:value-type="float" office:value="-33" calcext:value-type="float">
            <text:p>-33</text:p>
          </table:table-cell>
          <table:table-cell office:value-type="float" office:value="12" calcext:value-type="float">
            <text:p>12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formula="of:=AVERAGE([.F210:.K210])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177" calcext:value-type="float">
            <text:p>3177</text:p>
          </table:table-cell>
          <table:table-cell office:value-type="float" office:value="53" calcext:value-type="float">
            <text:p>53</text:p>
          </table:table-cell>
          <table:table-cell office:value-type="float" office:value="-25" calcext:value-type="float">
            <text:p>-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table:formula="of:=AVERAGE([.F211:.K211])" office:value-type="float" office:value="-5.83333333333333" calcext:value-type="float">
            <text:p>-5.83333333333333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formula="of:=AVERAGE([.F212:.K212])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6" calcext:value-type="float">
            <text:p>6</text:p>
          </table:table-cell>
          <table:table-cell office:value-type="float" office:value="-60" calcext:value-type="float">
            <text:p>-60</text:p>
          </table:table-cell>
          <table:table-cell office:value-type="float" office:value="-24" calcext:value-type="float">
            <text:p>-24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formula="of:=AVERAGE([.F213:.K213])" office:value-type="float" office:value="-19.3333333333333" calcext:value-type="float">
            <text:p>-19.3333333333333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473" calcext:value-type="float">
            <text:p>1473</text:p>
          </table:table-cell>
          <table:table-cell office:value-type="float" office:value="11" calcext:value-type="float">
            <text:p>11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office:value-type="float" office:value="-33" calcext:value-type="float">
            <text:p>-33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table:formula="of:=AVERAGE([.F214:.K214])" office:value-type="float" office:value="-13.5" calcext:value-type="float">
            <text:p>-13.5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061" calcext:value-type="float">
            <text:p>1061</text:p>
          </table:table-cell>
          <table:table-cell office:value-type="float" office:value="79" calcext:value-type="float">
            <text:p>79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-29" calcext:value-type="float">
            <text:p>-29</text:p>
          </table:table-cell>
          <table:table-cell office:value-type="float" office:value="-24" calcext:value-type="float">
            <text:p>-24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table:formula="of:=AVERAGE([.F215:.K215])" office:value-type="float" office:value="-14.3333333333333" calcext:value-type="float">
            <text:p>-14.3333333333333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43" calcext:value-type="float">
            <text:p>843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  <table:table-cell office:value-type="float" office:value="-37" calcext:value-type="float">
            <text:p>-37</text:p>
          </table:table-cell>
          <table:table-cell office:value-type="float" office:value="-24" calcext:value-type="float">
            <text:p>-24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formula="of:=AVERAGE([.F216:.K216])" office:value-type="float" office:value="-13.8333333333333" calcext:value-type="float">
            <text:p>-13.8333333333333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55" calcext:value-type="float">
            <text:p>655</text:p>
          </table:table-cell>
          <table:table-cell office:value-type="float" office:value="73" calcext:value-type="float">
            <text:p>73</text:p>
          </table:table-cell>
          <table:table-cell office:value-type="float" office:value="-31" calcext:value-type="float">
            <text:p>-31</text:p>
          </table:table-cell>
          <table:table-cell office:value-type="float" office:value="12" calcext:value-type="float">
            <text:p>12</text:p>
          </table:table-cell>
          <table:table-cell office:value-type="float" office:value="-43" calcext:value-type="float">
            <text:p>-43</text:p>
          </table:table-cell>
          <table:table-cell office:value-type="float" office:value="-25" calcext:value-type="float">
            <text:p>-25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formula="of:=AVERAGE([.F217:.K217])" office:value-type="float" office:value="-15.8333333333333" calcext:value-type="float">
            <text:p>-15.833333333333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04" calcext:value-type="float">
            <text:p>804</text:p>
          </table:table-cell>
          <table:table-cell office:value-type="float" office:value="65" calcext:value-type="float">
            <text:p>65</text:p>
          </table:table-cell>
          <table:table-cell office:value-type="float" office:value="-25" calcext:value-type="float">
            <text:p>-25</text:p>
          </table:table-cell>
          <table:table-cell office:value-type="float" office:value="16" calcext:value-type="float">
            <text:p>16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formula="of:=AVERAGE([.F218:.K218])" office:value-type="float" office:value="-11.8333333333333" calcext:value-type="float">
            <text:p>-11.8333333333333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18" calcext:value-type="float">
            <text:p>18</text:p>
          </table:table-cell>
          <table:table-cell office:value-type="float" office:value="-45" calcext:value-type="float">
            <text:p>-4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AVERAGE([.F219:.K219])" office:value-type="float" office:value="-9.16666666666667" calcext:value-type="float">
            <text:p>-9.16666666666667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-26" calcext:value-type="float">
            <text:p>-26</text:p>
          </table:table-cell>
          <table:table-cell office:value-type="float" office:value="16" calcext:value-type="float">
            <text:p>16</text:p>
          </table:table-cell>
          <table:table-cell office:value-type="float" office:value="-29" calcext:value-type="float">
            <text:p>-29</text:p>
          </table:table-cell>
          <table:table-cell office:value-type="float" office:value="-16" calcext:value-type="float">
            <text:p>-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F220:.K220])" office:value-type="float" office:value="-7.66666666666667" calcext:value-type="float">
            <text:p>-7.66666666666667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/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17" calcext:value-type="float">
            <text:p>17</text:p>
          </table:table-cell>
          <table:table-cell office:value-type="float" office:value="-51" calcext:value-type="float">
            <text:p>-51</text:p>
          </table:table-cell>
          <table:table-cell office:value-type="float" office:value="-60" calcext:value-type="float">
            <text:p>-60</text:p>
          </table:table-cell>
          <table:table-cell office:value-type="float" office:value="12" calcext:value-type="float">
            <text:p>12</text:p>
          </table:table-cell>
          <table:table-cell table:formula="of:=AVERAGE([.F221:.K221])" office:value-type="float" office:value="-21.1666666666667" calcext:value-type="float">
            <text:p>-21.1666666666667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-35" calcext:value-type="float">
            <text:p>-35</text:p>
          </table:table-cell>
          <table:table-cell office:value-type="float" office:value="-22" calcext:value-type="float">
            <text:p>-22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formula="of:=AVERAGE([.F222:.K222])" office:value-type="float" office:value="-15.6666666666667" calcext:value-type="float">
            <text:p>-15.6666666666667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  <table:table-cell office:value-type="float" office:value="-25" calcext:value-type="float">
            <text:p>-25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formula="of:=AVERAGE([.F223:.K223])" office:value-type="float" office:value="-15.5" calcext:value-type="float">
            <text:p>-15.5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-31" calcext:value-type="float">
            <text:p>-31</text:p>
          </table:table-cell>
          <table:table-cell office:value-type="float" office:value="11" calcext:value-type="float">
            <text:p>11</text:p>
          </table:table-cell>
          <table:table-cell office:value-type="float" office:value="-39" calcext:value-type="float">
            <text:p>-39</text:p>
          </table:table-cell>
          <table:table-cell office:value-type="float" office:value="-25" calcext:value-type="float">
            <text:p>-25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formula="of:=AVERAGE([.F224:.K224])" office:value-type="float" office:value="-15.3333333333333" calcext:value-type="float">
            <text:p>-15.3333333333333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043" calcext:value-type="float">
            <text:p>2043</text:p>
          </table:table-cell>
          <table:table-cell office:value-type="float" office:value="45" calcext:value-type="float">
            <text:p>45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table:formula="of:=AVERAGE([.F225:.K225])" office:value-type="float" office:value="-12.3333333333333" calcext:value-type="float">
            <text:p>-12.3333333333333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-35" calcext:value-type="float">
            <text:p>-35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AVERAGE([.F226:.K226])" office:value-type="float" office:value="-7.66666666666667" calcext:value-type="float">
            <text:p>-7.66666666666667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 office:value-type="float" office:value="-28" calcext:value-type="float">
            <text:p>-28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F227:.K227])" office:value-type="float" office:value="-8.83333333333333" calcext:value-type="float">
            <text:p>-8.83333333333333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-51" calcext:value-type="float">
            <text:p>-51</text:p>
          </table:table-cell>
          <table:table-cell office:value-type="float" office:value="-42" calcext:value-type="float">
            <text:p>-42</text:p>
          </table:table-cell>
          <table:table-cell office:value-type="float" office:value="-18" calcext:value-type="float">
            <text:p>-18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14" calcext:value-type="float">
            <text:p>14</text:p>
          </table:table-cell>
          <table:table-cell table:formula="of:=AVERAGE([.F228:.K228])"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formula="of:=AVERAGE([.F229:.K229])" office:value-type="float" office:value="-11.5" calcext:value-type="float">
            <text:p>-11.5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487" calcext:value-type="float">
            <text:p>487</text:p>
          </table:table-cell>
          <table:table-cell office:value-type="float" office:value="62" calcext:value-type="float">
            <text:p>62</text:p>
          </table:table-cell>
          <table:table-cell office:value-type="float" office:value="-29" calcext:value-type="float">
            <text:p>-29</text:p>
          </table:table-cell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table:formula="of:=AVERAGE([.F230:.K230])" office:value-type="float" office:value="-12.8333333333333" calcext:value-type="float">
            <text:p>-12.8333333333333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452" calcext:value-type="float">
            <text:p>45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table:formula="of:=AVERAGE([.F231:.K231])" office:value-type="float" office:value="-12.6666666666667" calcext:value-type="float">
            <text:p>-12.6666666666667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422" calcext:value-type="float">
            <text:p>422</text:p>
          </table:table-cell>
          <table:table-cell office:value-type="float" office:value="57" calcext:value-type="float">
            <text:p>57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table:formula="of:=AVERAGE([.F232:.K232])" office:value-type="float" office:value="-5.66666666666667" calcext:value-type="float">
            <text:p>-5.66666666666667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564" calcext:value-type="float">
            <text:p>564</text:p>
          </table:table-cell>
          <table:table-cell office:value-type="float" office:value="36" calcext:value-type="float">
            <text:p>36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AVERAGE([.F233:.K233])" office:value-type="float" office:value="-9.66666666666667" calcext:value-type="float">
            <text:p>-9.66666666666667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AVERAGE([.F234:.K234])" office:value-type="float" office:value="-11.8333333333333" calcext:value-type="float">
            <text:p>-11.8333333333333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11" calcext:value-type="float">
            <text:p>11</text:p>
          </table:table-cell>
          <table:table-cell office:value-type="float" office:value="-32" calcext:value-type="float">
            <text:p>-32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formula="of:=AVERAGE([.F235:.K235])" office:value-type="float" office:value="-13.5" calcext:value-type="float">
            <text:p>-13.5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88" calcext:value-type="float">
            <text:p>788</text:p>
          </table:table-cell>
          <table:table-cell office:value-type="float" office:value="53" calcext:value-type="float">
            <text:p>53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formula="of:=AVERAGE([.F236:.K236])" office:value-type="float" office:value="-13.3333333333333" calcext:value-type="float">
            <text:p>-13.3333333333333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formula="of:=AVERAGE([.F237:.K237])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-23" calcext:value-type="float">
            <text:p>-23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table:formula="of:=AVERAGE([.F238:.K238])" office:value-type="float" office:value="-13.3333333333333" calcext:value-type="float">
            <text:p>-13.3333333333333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02" calcext:value-type="float">
            <text:p>202</text:p>
          </table:table-cell>
          <table:table-cell office:value-type="float" office:value="55" calcext:value-type="float">
            <text:p>55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-47" calcext:value-type="float">
            <text:p>-47</text:p>
          </table:table-cell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table:formula="of:=AVERAGE([.F239:.K239])" office:value-type="float" office:value="-17.6666666666667" calcext:value-type="float">
            <text:p>-17.6666666666667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566" calcext:value-type="float">
            <text:p>566</text:p>
          </table:table-cell>
          <table:table-cell office:value-type="float" office:value="6" calcext:value-type="float">
            <text:p>6</text:p>
          </table:table-cell>
          <table:table-cell office:value-type="float" office:value="-31" calcext:value-type="float">
            <text:p>-31</text:p>
          </table:table-cell>
          <table:table-cell office:value-type="float" office:value="15" calcext:value-type="float">
            <text:p>15</text:p>
          </table:table-cell>
          <table:table-cell office:value-type="float" office:value="-59" calcext:value-type="float">
            <text:p>-59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formula="of:=AVERAGE([.F240:.K240])" office:value-type="float" office:value="-14.6666666666667" calcext:value-type="float">
            <text:p>-14.6666666666667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-36" calcext:value-type="float">
            <text:p>-36</text:p>
          </table:table-cell>
          <table:table-cell office:value-type="float" office:value="10" calcext:value-type="float">
            <text:p>10</text:p>
          </table:table-cell>
          <table:table-cell office:value-type="float" office:value="-57" calcext:value-type="float">
            <text:p>-57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formula="of:=AVERAGE([.F241:.K241])" office:value-type="float" office:value="-17.1666666666667" calcext:value-type="float">
            <text:p>-17.1666666666667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-47" calcext:value-type="float">
            <text:p>-47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office:value-type="float" office:value="16" calcext:value-type="float">
            <text:p>16</text:p>
          </table:table-cell>
          <table:table-cell table:formula="of:=AVERAGE([.F242:.K242])" office:value-type="float" office:value="-29.5" calcext:value-type="float">
            <text:p>-29.5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table:formula="of:=AVERAGE([.F243:.K243])" office:value-type="float" office:value="-16.1666666666667" calcext:value-type="float">
            <text:p>-16.1666666666667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16" calcext:value-type="float">
            <text:p>16</text:p>
          </table:table-cell>
          <table:table-cell office:value-type="float" office:value="-40" calcext:value-type="float">
            <text:p>-40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formula="of:=AVERAGE([.F244:.K244])" office:value-type="float" office:value="-13.8333333333333" calcext:value-type="float">
            <text:p>-13.8333333333333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70" calcext:value-type="float">
            <text:p>370</text:p>
          </table:table-cell>
          <table:table-cell office:value-type="float" office:value="49" calcext:value-type="float">
            <text:p>49</text:p>
          </table:table-cell>
          <table:table-cell office:value-type="float" office:value="-32" calcext:value-type="float">
            <text:p>-32</text:p>
          </table:table-cell>
          <table:table-cell office:value-type="float" office:value="11" calcext:value-type="float">
            <text:p>11</text:p>
          </table:table-cell>
          <table:table-cell office:value-type="float" office:value="-43" calcext:value-type="float">
            <text:p>-43</text:p>
          </table:table-cell>
          <table:table-cell office:value-type="float" office:value="-25" calcext:value-type="float">
            <text:p>-25</text:p>
          </table:table-cell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table:formula="of:=AVERAGE([.F245:.K245])" office:value-type="float" office:value="-15.6666666666667" calcext:value-type="float">
            <text:p>-15.6666666666667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table:formula="of:=AVERAGE([.F246:.K246])" office:value-type="float" office:value="-6.33333333333333" calcext:value-type="float">
            <text:p>-6.33333333333333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9" calcext:value-type="float">
            <text:p>459</text:p>
          </table:table-cell>
          <table:table-cell office:value-type="float" office:value="44" calcext:value-type="float">
            <text:p>44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F247:.K247]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AVERAGE([.F248:.K248])" office:value-type="float" office:value="-10.5" calcext:value-type="float">
            <text:p>-10.5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15" calcext:value-type="float">
            <text:p>15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table:formula="of:=AVERAGE([.F249:.K249])" office:value-type="float" office:value="-12.3333333333333" calcext:value-type="float">
            <text:p>-12.3333333333333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11" calcext:value-type="float">
            <text:p>11</text:p>
          </table:table-cell>
          <table:table-cell office:value-type="float" office:value="-39" calcext:value-type="float">
            <text:p>-39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formula="of:=AVERAGE([.F250:.K250])" office:value-type="float" office:value="-14.6666666666667" calcext:value-type="float">
            <text:p>-14.6666666666667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 office:value-type="float" office:value="-39" calcext:value-type="float">
            <text:p>-39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formula="of:=AVERAGE([.F251:.K251])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38" calcext:value-type="float">
            <text:p>1038</text:p>
          </table:table-cell>
          <table:table-cell office:value-type="float" office:value="97" calcext:value-type="float">
            <text:p>97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-37" calcext:value-type="float">
            <text:p>-37</text:p>
          </table:table-cell>
          <table:table-cell office:value-type="float" office:value="-24" calcext:value-type="float">
            <text:p>-24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table:formula="of:=AVERAGE([.F252:.K252])" office:value-type="float" office:value="-14.5" calcext:value-type="float">
            <text:p>-14.5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19" calcext:value-type="float">
            <text:p>-19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formula="of:=AVERAGE([.F253:.K253])" office:value-type="float" office:value="-7.16666666666667" calcext:value-type="float">
            <text:p>-7.16666666666667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0" calcext:value-type="float">
            <text:p>960</text:p>
          </table:table-cell>
          <table:table-cell office:value-type="float" office:value="87" calcext:value-type="float">
            <text:p>87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F254:.K254])" office:value-type="float" office:value="-5.66666666666667" calcext:value-type="float">
            <text:p>-5.66666666666667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39" calcext:value-type="float">
            <text:p>3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AVERAGE([.F255:.K2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formula="of:=AVERAGE([.F256:.K256])" office:value-type="float" office:value="-12.5" calcext:value-type="float">
            <text:p>-12.5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97" calcext:value-type="float">
            <text:p>1097</text:p>
          </table:table-cell>
          <table:table-cell office:value-type="float" office:value="141" calcext:value-type="float">
            <text:p>141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39" calcext:value-type="float">
            <text:p>-39</text:p>
          </table:table-cell>
          <table:table-cell office:value-type="float" office:value="-24" calcext:value-type="float">
            <text:p>-24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table:formula="of:=AVERAGE([.F257:.K257])" office:value-type="float" office:value="-16.3333333333333" calcext:value-type="float">
            <text:p>-16.3333333333333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-53" calcext:value-type="float">
            <text:p>-53</text:p>
          </table:table-cell>
          <table:table-cell office:value-type="float" office:value="-28" calcext:value-type="float">
            <text:p>-28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table:formula="of:=AVERAGE([.F258:.K258])" office:value-type="float" office:value="-19.1666666666667" calcext:value-type="float">
            <text:p>-19.1666666666667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97" calcext:value-type="float">
            <text:p>797</text:p>
          </table:table-cell>
          <table:table-cell office:value-type="float" office:value="51" calcext:value-type="float">
            <text:p>51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-47" calcext:value-type="float">
            <text:p>-47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formula="of:=AVERAGE([.F259:.K259])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4" calcext:value-type="float">
            <text:p>1004</text:p>
          </table:table-cell>
          <table:table-cell office:value-type="float" office:value="79" calcext:value-type="float">
            <text:p>79</text:p>
          </table:table-cell>
          <table:table-cell office:value-type="float" office:value="-45" calcext:value-type="float">
            <text:p>-45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20" calcext:value-type="float">
            <text:p>20</text:p>
          </table:table-cell>
          <table:table-cell table:formula="of:=AVERAGE([.F260:.K260])" office:value-type="float" office:value="-30.8333333333333" calcext:value-type="float">
            <text:p>-30.8333333333333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3" calcext:value-type="float">
            <text:p>313</text:p>
          </table:table-cell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formula="of:=AVERAGE([.F261:.K261])" office:value-type="float" office:value="-9.66666666666667" calcext:value-type="float">
            <text:p>-9.66666666666667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-42" calcext:value-type="float">
            <text:p>-42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formula="of:=AVERAGE([.F262:.K262])" office:value-type="float" office:value="-14.5" calcext:value-type="float">
            <text:p>-14.5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table:formula="of:=AVERAGE([.F263:.K263])" office:value-type="float" office:value="-13.6666666666667" calcext:value-type="float">
            <text:p>-13.6666666666667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6" calcext:value-type="float">
            <text:p>916</text:p>
          </table:table-cell>
          <table:table-cell office:value-type="float" office:value="85" calcext:value-type="float">
            <text:p>85</text:p>
          </table:table-cell>
          <table:table-cell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table:formula="of:=AVERAGE([.F264:.K264])" office:value-type="float" office:value="-14.3333333333333" calcext:value-type="float">
            <text:p>-14.3333333333333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87" calcext:value-type="float">
            <text:p>1487</text:p>
          </table:table-cell>
          <table:table-cell office:value-type="float" office:value="51" calcext:value-type="float">
            <text:p>51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office:value-type="float" office:value="-32" calcext:value-type="float">
            <text:p>-32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formula="of:=AVERAGE([.F265:.K265])" office:value-type="float" office:value="-12.8333333333333" calcext:value-type="float">
            <text:p>-12.8333333333333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8" calcext:value-type="float">
            <text:p>838</text:p>
          </table:table-cell>
          <table:table-cell office:value-type="float" office:value="77" calcext:value-type="float">
            <text:p>77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table:formula="of:=AVERAGE([.F266:.K266])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19" calcext:value-type="float">
            <text:p>419</text:p>
          </table:table-cell>
          <table:table-cell office:value-type="float" office:value="34" calcext:value-type="float">
            <text:p>34</text:p>
          </table:table-cell>
          <table:table-cell office:value-type="float" office:value="-15" calcext:value-type="float">
            <text:p>-15</text:p>
          </table:table-cell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table:formula="of:=AVERAGE([.F267:.K267])" office:value-type="float" office:value="-2.83333333333333" calcext:value-type="float">
            <text:p>-2.83333333333333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00" calcext:value-type="float">
            <text:p>2100</text:p>
          </table:table-cell>
          <table:table-cell office:value-type="float" office:value="35" calcext:value-type="float">
            <text:p>35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F268:.K268])" office:value-type="float" office:value="-3.5" calcext:value-type="float">
            <text:p>-3.5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49" calcext:value-type="float">
            <text:p>49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AVERAGE([.F269:.K26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table:formula="of:=AVERAGE([.F270:.K270])" office:value-type="float" office:value="-8.33333333333333" calcext:value-type="float">
            <text:p>-8.33333333333333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37" calcext:value-type="float">
            <text:p>1637</text:p>
          </table:table-cell>
          <table:table-cell office:value-type="float" office:value="63" calcext:value-type="float">
            <text:p>63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office:value-type="float" office:value="-32" calcext:value-type="float">
            <text:p>-32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formula="of:=AVERAGE([.F271:.K271])" office:value-type="float" office:value="-12.6666666666667" calcext:value-type="float">
            <text:p>-12.6666666666667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67" calcext:value-type="float">
            <text:p>1367</text:p>
          </table:table-cell>
          <table:table-cell office:value-type="float" office:value="47" calcext:value-type="float">
            <text:p>47</text:p>
          </table:table-cell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table:formula="of:=AVERAGE([.F272:.K272])" office:value-type="float" office:value="-11.1666666666667" calcext:value-type="float">
            <text:p>-11.1666666666667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67" calcext:value-type="float">
            <text:p>1367</text:p>
          </table:table-cell>
          <table:table-cell office:value-type="float" office:value="60" calcext:value-type="float">
            <text:p>60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-25" calcext:value-type="float">
            <text:p>-25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table:formula="of:=AVERAGE([.F273:.K273])" office:value-type="float" office:value="-9.66666666666667" calcext:value-type="float">
            <text:p>-9.66666666666667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1" calcext:value-type="float">
            <text:p>961</text:p>
          </table:table-cell>
          <table:table-cell office:value-type="float" office:value="67" calcext:value-type="float">
            <text:p>67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table:formula="of:=AVERAGE([.F274:.K274])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7" calcext:value-type="float">
            <text:p>1007</text:p>
          </table:table-cell>
          <table:table-cell office:value-type="float" office:value="38" calcext:value-type="float">
            <text:p>38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office:value-type="float" office:value="-42" calcext:value-type="float">
            <text:p>-4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F275:.K275])" office:value-type="float" office:value="-7.16666666666667" calcext:value-type="float">
            <text:p>-7.16666666666667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60" calcext:value-type="float">
            <text:p>-60</text:p>
          </table:table-cell>
          <table:table-cell office:value-type="float" office:value="-21" calcext:value-type="float">
            <text:p>-2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formula="of:=AVERAGE([.F276:.K276])" office:value-type="float" office:value="-15.3333333333333" calcext:value-type="float">
            <text:p>-15.3333333333333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formula="of:=AVERAGE([.F277:.K277])"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22" calcext:value-type="float">
            <text:p>1122</text:p>
          </table:table-cell>
          <table:table-cell office:value-type="float" office:value="82" calcext:value-type="float">
            <text:p>82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office:value-type="float" office:value="-38" calcext:value-type="float">
            <text:p>-38</text:p>
          </table:table-cell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formula="of:=AVERAGE([.F278:.K278])" office:value-type="float" office:value="-12.1666666666667" calcext:value-type="float">
            <text:p>-12.166666666666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54" calcext:value-type="float">
            <text:p>1454</text:p>
          </table:table-cell>
          <table:table-cell office:value-type="float" office:value="96" calcext:value-type="float">
            <text:p>96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office:value-type="float" office:value="-40" calcext:value-type="float">
            <text:p>-40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formula="of:=AVERAGE([.F279:.K279])" office:value-type="float" office:value="-13.5" calcext:value-type="float">
            <text:p>-13.5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67" calcext:value-type="float">
            <text:p>1467</text:p>
          </table:table-cell>
          <table:table-cell office:value-type="float" office:value="72" calcext:value-type="float">
            <text:p>72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office:value-type="float" office:value="-39" calcext:value-type="float">
            <text:p>-39</text:p>
          </table:table-cell>
          <table:table-cell office:value-type="float" office:value="-23" calcext:value-type="float">
            <text:p>-23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table:formula="of:=AVERAGE([.F280:.K280])" office:value-type="float" office:value="-13.3333333333333" calcext:value-type="float">
            <text:p>-13.333333333333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88" calcext:value-type="float">
            <text:p>1388</text:p>
          </table:table-cell>
          <table:table-cell office:value-type="float" office:value="38" calcext:value-type="float">
            <text:p>38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formula="of:=AVERAGE([.F281:.K281])" office:value-type="float" office:value="-7.16666666666667" calcext:value-type="float">
            <text:p>-7.16666666666667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38" calcext:value-type="float">
            <text:p>1138</text:p>
          </table:table-cell>
          <table:table-cell office:value-type="float" office:value="36" calcext:value-type="float">
            <text:p>36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VERAGE([.F282:.K282])" office:value-type="float" office:value="-5.5" calcext:value-type="float">
            <text:p>-5.5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-42" calcext:value-type="float">
            <text:p>-42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AVERAGE([.F283:.K283])" office:value-type="float" office:value="-11.8333333333333" calcext:value-type="float">
            <text:p>-11.8333333333333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table:formula="of:=AVERAGE([.F284:.K284])" office:value-type="float" office:value="-9.66666666666667" calcext:value-type="float">
            <text:p>-9.66666666666667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office:value-type="float" office:value="92" calcext:value-type="float">
            <text:p>92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formula="of:=AVERAGE([.F285:.K285])" office:value-type="float" office:value="-10.1666666666667" calcext:value-type="float">
            <text:p>-10.1666666666667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34" calcext:value-type="float">
            <text:p>1134</text:p>
          </table:table-cell>
          <table:table-cell office:value-type="float" office:value="136" calcext:value-type="float">
            <text:p>136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table:formula="of:=AVERAGE([.F286:.K286])" office:value-type="float" office:value="-9.66666666666667" calcext:value-type="float">
            <text:p>-9.66666666666667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56" calcext:value-type="float">
            <text:p>1156</text:p>
          </table:table-cell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-26" calcext:value-type="float">
            <text:p>-26</text:p>
          </table:table-cell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table:formula="of:=AVERAGE([.F287:.K287])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51" calcext:value-type="float">
            <text:p>1251</text:p>
          </table:table-cell>
          <table:table-cell office:value-type="float" office:value="60" calcext:value-type="float">
            <text:p>60</text:p>
          </table:table-cell>
          <table:table-cell office:value-type="float" office:value="-13" calcext:value-type="float">
            <text:p>-13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formula="of:=AVERAGE([.F288:.K288])" office:value-type="float" office:value="-2.5" calcext:value-type="float">
            <text:p>-2.5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5" calcext:value-type="float">
            <text:p>955</text:p>
          </table:table-cell>
          <table:table-cell office:value-type="float" office:value="56" calcext:value-type="float">
            <text:p>56</text:p>
          </table:table-cell>
          <table:table-cell office:value-type="float" office:value="-14" calcext:value-type="float">
            <text:p>-14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AVERAGE([.F289:.K289])" office:value-type="float" office:value="-0.666666666666667" calcext:value-type="float">
            <text:p>-0.666666666666667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AVERAGE([.F290:.K290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table:formula="of:=AVERAGE([.F291:.K291])" office:value-type="float" office:value="-3.16666666666667" calcext:value-type="float">
            <text:p>-3.16666666666667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5" calcext:value-type="float">
            <text:p>875</text:p>
          </table:table-cell>
          <table:table-cell office:value-type="float" office:value="84" calcext:value-type="float">
            <text:p>84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formula="of:=AVERAGE([.F292:.K292])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88" calcext:value-type="float">
            <text:p>788</text:p>
          </table:table-cell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54" calcext:value-type="float">
            <text:p>54</text:p>
          </table:table-cell>
          <table:table-cell office:value-type="float" office:value="-39" calcext:value-type="float">
            <text:p>-39</text:p>
          </table:table-cell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table:formula="of:=AVERAGE([.F293:.K293])" office:value-type="float" office:value="-3.83333333333333" calcext:value-type="float">
            <text:p>-3.83333333333333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84" calcext:value-type="float">
            <text:p>1384</text:p>
          </table:table-cell>
          <table:table-cell office:value-type="float" office:value="84" calcext:value-type="float">
            <text:p>84</text:p>
          </table:table-cell>
          <table:table-cell office:value-type="float" office:value="-43" calcext:value-type="float">
            <text:p>-43</text:p>
          </table:table-cell>
          <table:table-cell office:value-type="float" office:value="26" calcext:value-type="float">
            <text:p>26</text:p>
          </table:table-cell>
          <table:table-cell office:value-type="float" office:value="-54" calcext:value-type="float">
            <text:p>-54</text:p>
          </table:table-cell>
          <table:table-cell office:value-type="float" office:value="-43" calcext:value-type="float">
            <text:p>-43</text:p>
          </table:table-cell>
          <table:table-cell office:value-type="float" office:value="-44" calcext:value-type="float">
            <text:p>-44</text:p>
          </table:table-cell>
          <table:table-cell office:value-type="float" office:value="14" calcext:value-type="float">
            <text:p>14</text:p>
          </table:table-cell>
          <table:table-cell table:formula="of:=AVERAGE([.F294:.K294])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office:value-type="float" office:value="42" calcext:value-type="float">
            <text:p>42</text:p>
          </table:table-cell>
          <table:table-cell office:value-type="float" office:value="-84" calcext:value-type="float">
            <text:p>-84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19" calcext:value-type="float">
            <text:p>19</text:p>
          </table:table-cell>
          <table:table-cell table:formula="of:=AVERAGE([.F295:.K295])" office:value-type="float" office:value="-58.8333333333333" calcext:value-type="float">
            <text:p>-58.8333333333333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-36" calcext:value-type="float">
            <text:p>-36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formula="of:=AVERAGE([.F296:.K296])" office:value-type="float" office:value="-17.3333333333333" calcext:value-type="float">
            <text:p>-17.3333333333333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office:value-type="float" office:value="-45" calcext:value-type="float">
            <text:p>-45</text:p>
          </table:table-cell>
          <table:table-cell office:value-type="float" office:value="-9" calcext:value-type="float">
            <text:p>-9</text:p>
          </table:table-cell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table:formula="of:=AVERAGE([.F297:.K297])" office:value-type="float" office:value="-24.6666666666667" calcext:value-type="float">
            <text:p>-24.6666666666667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office:value-type="float" office:value="-23" calcext:value-type="float">
            <text:p>-23</text:p>
          </table:table-cell>
          <table:table-cell office:value-type="float" office:value="18" calcext:value-type="float">
            <text:p>18</text:p>
          </table:table-cell>
          <table:table-cell office:value-type="float" office:value="-32" calcext:value-type="float">
            <text:p>-32</text:p>
          </table:table-cell>
          <table:table-cell office:value-type="float" office:value="-27" calcext:value-type="float">
            <text:p>-27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formula="of:=AVERAGE([.F298:.K298])" office:value-type="float" office:value="-12.3333333333333" calcext:value-type="float">
            <text:p>-12.3333333333333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81" calcext:value-type="float">
            <text:p>1581</text:p>
          </table:table-cell>
          <table:table-cell office:value-type="float" office:value="85" calcext:value-type="float">
            <text:p>85</text:p>
          </table:table-cell>
          <table:table-cell office:value-type="float" office:value="-25" calcext:value-type="float">
            <text:p>-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formula="of:=AVERAGE([.F299:.K299])" office:value-type="float" office:value="-12.8333333333333" calcext:value-type="float">
            <text:p>-12.8333333333333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110" calcext:value-type="float">
            <text:p>110</text:p>
          </table:table-cell>
          <table:table-cell office:value-type="float" office:value="-19" calcext:value-type="float">
            <text:p>-19</text:p>
          </table:table-cell>
          <table:table-cell office:value-type="float" office:value="43" calcext:value-type="float">
            <text:p>43</text:p>
          </table:table-cell>
          <table:table-cell office:value-type="float" office:value="-20" calcext:value-type="float">
            <text:p>-20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table:formula="of:=AVERAGE([.F300:.K300])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7" calcext:value-type="float">
            <text:p>297</text:p>
          </table:table-cell>
          <table:table-cell office:value-type="float" office:value="117" calcext:value-type="float">
            <text:p>117</text:p>
          </table:table-cell>
          <table:table-cell office:value-type="float" office:value="-49" calcext:value-type="float">
            <text:p>-49</text:p>
          </table:table-cell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13" calcext:value-type="float">
            <text:p>13</text:p>
          </table:table-cell>
          <table:table-cell table:formula="of:=AVERAGE([.F301:.K301])" office:value-type="float" office:value="-20.6666666666667" calcext:value-type="float">
            <text:p>-20.6666666666667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25" calcext:value-type="float">
            <text:p>-2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18" calcext:value-type="float">
            <text:p>18</text:p>
          </table:table-cell>
          <table:table-cell table:formula="of:=AVERAGE([.F302:.K302])" office:value-type="float" office:value="-51.1666666666667" calcext:value-type="float">
            <text:p>-51.1666666666667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office:value-type="float" office:value="-22" calcext:value-type="float">
            <text:p>-22</text:p>
          </table:table-cell>
          <table:table-cell office:value-type="float" office:value="-63" calcext:value-type="float">
            <text:p>-63</text:p>
          </table:table-cell>
          <table:table-cell office:value-type="float" office:value="-44" calcext:value-type="float">
            <text:p>-44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formula="of:=AVERAGE([.F303:.K303])"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28" calcext:value-type="float">
            <text:p>-28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formula="of:=AVERAGE([.F304:.K304])" office:value-type="float" office:value="-19.5" calcext:value-type="float">
            <text:p>-19.5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69" calcext:value-type="float">
            <text:p>2669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-27" calcext:value-type="float">
            <text:p>-27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formula="of:=AVERAGE([.F305:.K305])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14" calcext:value-type="float">
            <text:p>1514</text:p>
          </table:table-cell>
          <table:table-cell office:value-type="float" office:value="162" calcext:value-type="float">
            <text:p>162</text:p>
          </table:table-cell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-21" calcext:value-type="float">
            <text:p>-21</text:p>
          </table:table-cell>
          <table:table-cell office:value-type="float" office:value="11" calcext:value-type="float">
            <text:p>11</text:p>
          </table:table-cell>
          <table:table-cell table:formula="of:=AVERAGE([.F306:.K306])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64" calcext:value-type="float">
            <text:p>1264</text:p>
          </table:table-cell>
          <table:table-cell office:value-type="float" office:value="103" calcext:value-type="float">
            <text:p>103</text:p>
          </table:table-cell>
          <table:table-cell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office:value-type="float" office:value="-28" calcext:value-type="float">
            <text:p>-28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formula="of:=AVERAGE([.F307:.K307])" office:value-type="float" office:value="-13.3333333333333" calcext:value-type="float">
            <text:p>-13.333333333333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07" calcext:value-type="float">
            <text:p>1207</text:p>
          </table:table-cell>
          <table:table-cell office:value-type="float" office:value="132" calcext:value-type="float">
            <text:p>132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table:formula="of:=AVERAGE([.F308:.K308])" office:value-type="float" office:value="-11.1666666666667" calcext:value-type="float">
            <text:p>-11.1666666666667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56" calcext:value-type="float">
            <text:p>1156</text:p>
          </table:table-cell>
          <table:table-cell office:value-type="float" office:value="111" calcext:value-type="float">
            <text:p>111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formula="of:=AVERAGE([.F309:.K309])" office:value-type="float" office:value="-6.16666666666667" calcext:value-type="float">
            <text:p>-6.16666666666667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104" calcext:value-type="float">
            <text:p>104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AVERAGE([.F310:.K310])" office:value-type="float" office:value="-8.16666666666667" calcext:value-type="float">
            <text:p>-8.16666666666667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3" calcext:value-type="float">
            <text:p>863</text:p>
          </table:table-cell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F311:.K311])" office:value-type="float" office:value="-10.3333333333333" calcext:value-type="float">
            <text:p>-10.3333333333333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-26" calcext:value-type="float">
            <text:p>-26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table:formula="of:=AVERAGE([.F312:.K312])" office:value-type="float" office:value="-11.5" calcext:value-type="float">
            <text:p>-11.5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05" calcext:value-type="float">
            <text:p>1105</text:p>
          </table:table-cell>
          <table:table-cell office:value-type="float" office:value="131" calcext:value-type="float">
            <text:p>13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formula="of:=AVERAGE([.F313:.K313])" office:value-type="float" office:value="-13.6666666666667" calcext:value-type="float">
            <text:p>-13.6666666666667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9" calcext:value-type="float">
            <text:p>969</text:p>
          </table:table-cell>
          <table:table-cell office:value-type="float" office:value="130" calcext:value-type="float">
            <text:p>130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formula="of:=AVERAGE([.F314:.K314])" office:value-type="float" office:value="-15.3333333333333" calcext:value-type="float">
            <text:p>-15.3333333333333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48" calcext:value-type="float">
            <text:p>1148</text:p>
          </table:table-cell>
          <table:table-cell office:value-type="float" office:value="156" calcext:value-type="float">
            <text:p>156</text:p>
          </table:table-cell>
          <table:table-cell office:value-type="float" office:value="-35" calcext:value-type="float">
            <text:p>-35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formula="of:=AVERAGE([.F315:.K315])" office:value-type="float" office:value="-16.5" calcext:value-type="float">
            <text:p>-16.5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95" calcext:value-type="float">
            <text:p>895</text:p>
          </table:table-cell>
          <table:table-cell office:value-type="float" office:value="67" calcext:value-type="float">
            <text:p>67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formula="of:=AVERAGE([.F316:.K316])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14" calcext:value-type="float">
            <text:p>1014</text:p>
          </table:table-cell>
          <table:table-cell office:value-type="float" office:value="84" calcext:value-type="float">
            <text:p>84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24" calcext:value-type="float">
            <text:p>-2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table:formula="of:=AVERAGE([.F317:.K317])" office:value-type="float" office:value="-12.3333333333333" calcext:value-type="float">
            <text:p>-12.3333333333333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table:formula="of:=AVERAGE([.F318:.K318])" office:value-type="float" office:value="-10.8333333333333" calcext:value-type="float">
            <text:p>-10.8333333333333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table:formula="of:=AVERAGE([.F319:.K319])" office:value-type="float" office:value="-15.5" calcext:value-type="float">
            <text:p>-15.5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29" calcext:value-type="float">
            <text:p>1029</text:p>
          </table:table-cell>
          <table:table-cell office:value-type="float" office:value="193" calcext:value-type="float">
            <text:p>193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formula="of:=AVERAGE([.F320:.K320])" office:value-type="float" office:value="-14.5" calcext:value-type="float">
            <text:p>-14.5</text:p>
          </table:table-cell>
        </table:table-row>
        <table:table-row table:style-name="ro1" table:number-rows-repeated="7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3:42:55.7266027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4:43:37.602116643</meta:creation-date>
    <meta:generator>LibreOffice/7.0.3.1$Linux_X86_64 LibreOffice_project/00$Build-1</meta:generator>
    <dc:date>2021-02-18T13:50:46.510571099</dc:date>
    <meta:editing-duration>PT53M39S</meta:editing-duration>
    <meta:editing-cycles>8</meta:editing-cycles>
    <meta:document-statistic meta:table-count="1" meta:cell-count="3637" meta:object-count="0"/>
  </office:meta>
</office:document-meta>
</file>